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JetBrains Mono" svg:font-family="&quot;JetBrains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38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15"/>
    <style:style style:name="ce6" style:family="table-cell" style:parent-style-name="Default" style:data-style-name="N0">
      <style:table-cell-properties style:vertical-align="automatic"/>
    </style:style>
    <style:style style:name="ce7" style:family="table-cell" style:parent-style-name="Default" style:data-style-name="N38"/>
    <style:style style:name="ce8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9D9D9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/>
      <style:text-properties fo:color="#808080" style:font-name="JetBrains Mono" style:font-name-asian="JetBrains Mono" style:font-name-complex="JetBrains Mono" fo:font-size="9pt" style:font-size-asian="9pt" style:font-size-complex="9pt" style:font-family-generic="modern"/>
    </style:style>
    <style:style style:name="ce12" style:family="table-cell" style:parent-style-name="Default" style:data-style-name="N0">
      <style:table-cell-properties style:vertical-align="middle" fo:background-color="#2B2B2B"/>
      <style:text-properties fo:color="#808080" style:font-name="JetBrains Mono" style:font-name-asian="JetBrains Mono" style:font-name-complex="JetBrains Mono" fo:font-size="9pt" style:font-size-asian="9pt" style:font-size-complex="9pt" style:font-family-generic="modern"/>
    </style:style>
    <style:style style:name="ce13" style:family="table-cell" style:parent-style-name="Default" style:data-style-name="N0">
      <style:table-cell-properties style:vertical-align="middle"/>
      <style:text-properties fo:color="#A9B7C6" style:font-name="JetBrains Mono" style:font-name-asian="JetBrains Mono" style:font-name-complex="JetBrains Mono" fo:font-size="9pt" style:font-size-asian="9pt" style:font-size-complex="9pt" style:font-family-generic="modern"/>
    </style:style>
    <style:style style:name="ce14" style:family="table-cell" style:parent-style-name="Default" style:data-style-name="N0">
      <style:table-cell-properties fo:background-color="#D9D9D9"/>
    </style:style>
    <style:style style:name="ce15" style:family="table-cell" style:parent-style-name="Default" style:data-style-name="N46">
      <style:table-cell-properties fo:background-color="#D9D9D9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.63260416666667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1" table:number-columns-repeated="16373" table:default-cell-style-name="ce1"/>
        <table:table-row table:style-name="ro1">
          <table:table-cell office:value-type="string" table:number-columns-spanned="3" table:number-rows-spanned="1" table:style-name="ce8">
            <text:p>00_ungekopplung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8">
            <text:p>25_ungekopplung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8">
            <text:p>50_ungekopplung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8">
            <text:p>100_ungekopplung</text:p>
          </table:table-cell>
          <table:covered-table-cell table:number-columns-repeated="2"/>
          <table:table-cell table:number-columns-repeated="16369" table:style-name="ce1"/>
        </table:table-row>
        <table:table-row table:style-name="ro1">
          <table:table-cell office:value-type="string" table:style-name="ce9">
            <text:p>ID</text:p>
          </table:table-cell>
          <table:table-cell office:value-type="string" table:style-name="ce9">
            <text:p>Mode</text:p>
          </table:table-cell>
          <table:table-cell office:value-type="string" table:style-name="ce9">
            <text:p>Freq[Hz]</text:p>
          </table:table-cell>
          <table:table-cell table:style-name="ce1"/>
          <table:table-cell office:value-type="string" table:style-name="ce9">
            <text:p>ID</text:p>
          </table:table-cell>
          <table:table-cell office:value-type="string" table:style-name="ce9">
            <text:p>Mode</text:p>
          </table:table-cell>
          <table:table-cell office:value-type="string" table:style-name="ce9">
            <text:p>Freq[Hz]</text:p>
          </table:table-cell>
          <table:table-cell table:style-name="ce1"/>
          <table:table-cell office:value-type="string" table:style-name="ce10">
            <text:p>ID</text:p>
          </table:table-cell>
          <table:table-cell office:value-type="string" table:style-name="ce10">
            <text:p>Mode</text:p>
          </table:table-cell>
          <table:table-cell office:value-type="string" table:style-name="ce9">
            <text:p>Freq[Hz]</text:p>
          </table:table-cell>
          <table:table-cell table:style-name="ce1"/>
          <table:table-cell office:value-type="string" table:style-name="ce10">
            <text:p>ID</text:p>
          </table:table-cell>
          <table:table-cell office:value-type="string" table:style-name="ce10">
            <text:p>Mode</text:p>
          </table:table-cell>
          <table:table-cell office:value-type="string" table:style-name="ce9">
            <text:p>Freq[Hz]</text:p>
          </table:table-cell>
          <table:table-cell table:number-columns-repeated="3" table:style-name="ce1"/>
          <table:table-cell office:value-type="string" table:style-name="ce11">
            <text:p>#k_red_min = pi()*f_min*chord/v_max</text:p>
          </table:table-cell>
          <table:table-cell table:number-columns-repeated="4" table:style-name="ce1"/>
          <table:table-cell office:value-type="float" office:value="-63668" table:style-name="ce13">
            <text:p>-63668</text:p>
          </table:table-cell>
          <table:table-cell table:number-columns-repeated="16360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1_B</text:p>
          </table:table-cell>
          <table:table-cell office:value-type="float" office:value="5.6722000000000001" table:style-name="ce4">
            <text:p>5.672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3">
            <text:p>1_B</text:p>
          </table:table-cell>
          <table:table-cell office:value-type="float" office:value="4.6280000000000001" table:style-name="ce4">
            <text:p>4.628</text:p>
          </table:table-cell>
          <table:table-cell table:style-name="ce2"/>
          <table:table-cell office:value-type="float" office:value="1" table:style-name="ce3">
            <text:p>1</text:p>
          </table:table-cell>
          <table:table-cell office:value-type="string" table:style-name="ce3">
            <text:p>1_B</text:p>
          </table:table-cell>
          <table:table-cell office:value-type="float" office:value="4.0010000000000003" table:style-name="ce4">
            <text:p>4.001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3">
            <text:p>1_B</text:p>
          </table:table-cell>
          <table:table-cell office:value-type="float" office:value="3.25895" table:style-name="ce4">
            <text:p>3.259</text:p>
          </table:table-cell>
          <table:table-cell table:number-columns-repeated="3" table:style-name="ce1"/>
          <table:table-cell office:value-type="string" table:style-name="ce12">
            <text:p>#k_red_max = pi()*f_max*chord/v_min</text:p>
          </table:table-cell>
          <table:table-cell table:number-columns-repeated="4" table:style-name="ce1"/>
          <table:table-cell office:value-type="float" office:value="-79585" table:style-name="ce13">
            <text:p>-79585</text:p>
          </table:table-cell>
          <table:table-cell table:number-columns-repeated="1636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T+B</text:p>
          </table:table-cell>
          <table:table-cell office:value-type="float" office:value="14.7013" table:style-name="ce4">
            <text:p>14.701</text:p>
          </table:table-cell>
          <table:table-cell table:style-name="ce1"/>
          <table:table-cell office:value-type="float" office:value="3" table:style-name="ce3">
            <text:p>3</text:p>
          </table:table-cell>
          <table:table-cell office:value-type="string" table:style-name="ce3">
            <text:p>2_B</text:p>
          </table:table-cell>
          <table:table-cell office:value-type="float" office:value="13.285" table:style-name="ce4">
            <text:p>13.285</text:p>
          </table:table-cell>
          <table:table-cell table:style-name="ce2"/>
          <table:table-cell office:value-type="float" office:value="3" table:style-name="ce3">
            <text:p>3</text:p>
          </table:table-cell>
          <table:table-cell office:value-type="string" table:style-name="ce3">
            <text:p>2_B</text:p>
          </table:table-cell>
          <table:table-cell office:value-type="float" office:value="11.785" table:style-name="ce4">
            <text:p>11.785</text:p>
          </table:table-cell>
          <table:table-cell table:style-name="ce1"/>
          <table:table-cell office:value-type="float" office:value="3" table:style-name="ce3">
            <text:p>3</text:p>
          </table:table-cell>
          <table:table-cell office:value-type="string" table:style-name="ce3">
            <text:p>2_B</text:p>
          </table:table-cell>
          <table:table-cell office:value-type="float" office:value="11.785" table:style-name="ce4">
            <text:p>11.785</text:p>
          </table:table-cell>
          <table:table-cell table:number-columns-repeated="8" table:style-name="ce1"/>
          <table:table-cell office:value-type="float" office:value="-97951" table:style-name="ce13">
            <text:p>-97951</text:p>
          </table:table-cell>
          <table:table-cell table:number-columns-repeated="16360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3">
            <text:p>2_B</text:p>
          </table:table-cell>
          <table:table-cell office:value-type="float" office:value="15.6768" table:style-name="ce4">
            <text:p>15.677</text:p>
          </table:table-cell>
          <table:table-cell table:style-name="ce1"/>
          <table:table-cell office:value-type="float" office:value="4" table:style-name="ce3">
            <text:p>4</text:p>
          </table:table-cell>
          <table:table-cell office:value-type="string" table:style-name="ce3">
            <text:p>1_T</text:p>
          </table:table-cell>
          <table:table-cell office:value-type="float" office:value="14.7" table:style-name="ce4">
            <text:p>14.700</text:p>
          </table:table-cell>
          <table:table-cell table:style-name="ce2"/>
          <table:table-cell office:value-type="float" office:value="4" table:style-name="ce3">
            <text:p>4</text:p>
          </table:table-cell>
          <table:table-cell office:value-type="string" table:style-name="ce3">
            <text:p>1_T</text:p>
          </table:table-cell>
          <table:table-cell office:value-type="float" office:value="14.690099999999999" table:style-name="ce4">
            <text:p>14.690</text:p>
          </table:table-cell>
          <table:table-cell table:style-name="ce1"/>
          <table:table-cell office:value-type="float" office:value="4" table:style-name="ce3">
            <text:p>4</text:p>
          </table:table-cell>
          <table:table-cell office:value-type="string" table:style-name="ce3">
            <text:p>1_T</text:p>
          </table:table-cell>
          <table:table-cell office:value-type="float" office:value="14.676500000000001" table:style-name="ce4">
            <text:p>14.677</text:p>
          </table:table-cell>
          <table:table-cell table:number-columns-repeated="8" table:style-name="ce1"/>
          <table:table-cell office:value-type="float" office:value="-116317" table:style-name="ce13">
            <text:p>-116317</text:p>
          </table:table-cell>
          <table:table-cell table:number-columns-repeated="16360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3">
            <text:p>3_B</text:p>
          </table:table-cell>
          <table:table-cell office:value-type="float" office:value="30.061" table:style-name="ce4">
            <text:p>30.061</text:p>
          </table:table-cell>
          <table:table-cell table:style-name="ce1"/>
          <table:table-cell office:value-type="float" office:value="5" table:style-name="ce3">
            <text:p>5</text:p>
          </table:table-cell>
          <table:table-cell office:value-type="string" table:style-name="ce3">
            <text:p>3_B</text:p>
          </table:table-cell>
          <table:table-cell office:value-type="float" office:value="26.16" table:style-name="ce4">
            <text:p>26.160</text:p>
          </table:table-cell>
          <table:table-cell table:style-name="ce2"/>
          <table:table-cell office:value-type="float" office:value="6" table:style-name="ce3">
            <text:p>6</text:p>
          </table:table-cell>
          <table:table-cell office:value-type="string" table:style-name="ce3">
            <text:p>3_B</text:p>
          </table:table-cell>
          <table:table-cell office:value-type="float" office:value="23.831499999999998" table:style-name="ce4">
            <text:p>23.832</text:p>
          </table:table-cell>
          <table:table-cell table:style-name="ce1"/>
          <table:table-cell office:value-type="float" office:value="6" table:style-name="ce3">
            <text:p>6</text:p>
          </table:table-cell>
          <table:table-cell office:value-type="string" table:style-name="ce3">
            <text:p>3_B</text:p>
          </table:table-cell>
          <table:table-cell office:value-type="float" office:value="20.757899999999999" table:style-name="ce4">
            <text:p>20.758</text:p>
          </table:table-cell>
          <table:table-cell table:number-columns-repeated="3" table:style-name="ce1"/>
          <table:table-cell office:value-type="string" table:style-name="ce1">
            <text:p>v_s</text:p>
          </table:table-cell>
          <table:table-cell office:value-type="float" office:value="63700" table:style-name="ce1">
            <text:p>63700</text:p>
          </table:table-cell>
          <table:table-cell table:number-columns-repeated="3" table:style-name="ce1"/>
          <table:table-cell office:value-type="float" office:value="-134683" table:style-name="ce13">
            <text:p>-134683</text:p>
          </table:table-cell>
          <table:table-cell table:number-columns-repeated="16360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3">
            <text:p>2_T</text:p>
          </table:table-cell>
          <table:table-cell office:value-type="float" office:value="36.636600000000001" table:style-name="ce4">
            <text:p>36.637</text:p>
          </table:table-cell>
          <table:table-cell table:style-name="ce1"/>
          <table:table-cell office:value-type="float" office:value="7" table:style-name="ce3">
            <text:p>7</text:p>
          </table:table-cell>
          <table:table-cell office:value-type="string" table:style-name="ce3">
            <text:p>2_T</text:p>
          </table:table-cell>
          <table:table-cell office:value-type="float" office:value="36.438000000000002" table:style-name="ce4">
            <text:p>36.438</text:p>
          </table:table-cell>
          <table:table-cell table:style-name="ce2"/>
          <table:table-cell office:value-type="float" office:value="7" table:style-name="ce3">
            <text:p>7</text:p>
          </table:table-cell>
          <table:table-cell office:value-type="string" table:style-name="ce3">
            <text:p>2_T</text:p>
          </table:table-cell>
          <table:table-cell office:value-type="float" office:value="36.237900000000003" table:style-name="ce4">
            <text:p>36.238</text:p>
          </table:table-cell>
          <table:table-cell table:style-name="ce1"/>
          <table:table-cell office:value-type="float" office:value="7" table:style-name="ce3">
            <text:p>7</text:p>
          </table:table-cell>
          <table:table-cell office:value-type="string" table:style-name="ce3">
            <text:p>T+B</text:p>
          </table:table-cell>
          <table:table-cell office:value-type="float" office:value="35.741199999999999" table:style-name="ce4">
            <text:p>35.741</text:p>
          </table:table-cell>
          <table:table-cell table:number-columns-repeated="3" table:style-name="ce1"/>
          <table:table-cell office:value-type="string" table:style-name="ce1">
            <text:p>v_D</text:p>
          </table:table-cell>
          <table:table-cell office:value-type="float" office:value="292000" table:style-name="ce1">
            <text:p>292000</text:p>
          </table:table-cell>
          <table:table-cell table:number-columns-repeated="3" table:style-name="ce1"/>
          <table:table-cell office:value-type="float" office:value="-153048" table:style-name="ce13">
            <text:p>-153048</text:p>
          </table:table-cell>
          <table:table-cell table:number-columns-repeated="16360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3">
            <text:p>T+B</text:p>
          </table:table-cell>
          <table:table-cell office:value-type="float" office:value="60.137300000000003" table:style-name="ce4">
            <text:p>60.137</text:p>
          </table:table-cell>
          <table:table-cell table:style-name="ce1"/>
          <table:table-cell office:value-type="float" office:value="8" table:style-name="ce3">
            <text:p>8</text:p>
          </table:table-cell>
          <table:table-cell office:value-type="string" table:style-name="ce3">
            <text:p>4_B</text:p>
          </table:table-cell>
          <table:table-cell office:value-type="float" office:value="48.433" table:style-name="ce4">
            <text:p>48.433</text:p>
          </table:table-cell>
          <table:table-cell table:style-name="ce2"/>
          <table:table-cell office:value-type="float" office:value="8" table:style-name="ce3">
            <text:p>8</text:p>
          </table:table-cell>
          <table:table-cell office:value-type="string" table:style-name="ce3">
            <text:p>4_B</text:p>
          </table:table-cell>
          <table:table-cell office:value-type="float" office:value="42.759399999999999" table:style-name="ce4">
            <text:p>42.759</text:p>
          </table:table-cell>
          <table:table-cell table:style-name="ce1"/>
          <table:table-cell office:value-type="float" office:value="8" table:style-name="ce3">
            <text:p>8</text:p>
          </table:table-cell>
          <table:table-cell office:value-type="string" table:style-name="ce3">
            <text:p>T+B</text:p>
          </table:table-cell>
          <table:table-cell office:value-type="float" office:value="36.598799999999997" table:style-name="ce4">
            <text:p>36.599</text:p>
          </table:table-cell>
          <table:table-cell table:number-columns-repeated="8" table:style-name="ce1"/>
          <table:table-cell office:value-type="float" office:value="-171414" table:style-name="ce13">
            <text:p>-171414</text:p>
          </table:table-cell>
          <table:table-cell table:number-columns-repeated="16360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string" table:style-name="ce3">
            <text:p>3_T</text:p>
          </table:table-cell>
          <table:table-cell office:value-type="float" office:value="73.234800000000007" table:style-name="ce4">
            <text:p>73.235</text:p>
          </table:table-cell>
          <table:table-cell table:style-name="ce1"/>
          <table:table-cell office:value-type="float" office:value="10" table:style-name="ce3">
            <text:p>10</text:p>
          </table:table-cell>
          <table:table-cell office:value-type="string" table:style-name="ce3">
            <text:p>3_T</text:p>
          </table:table-cell>
          <table:table-cell office:value-type="float" office:value="72.91" table:style-name="ce4">
            <text:p>72.910</text:p>
          </table:table-cell>
          <table:table-cell table:style-name="ce2"/>
          <table:table-cell office:value-type="float" office:value="11" table:style-name="ce3">
            <text:p>11</text:p>
          </table:table-cell>
          <table:table-cell office:value-type="string" table:style-name="ce3">
            <text:p>T+B</text:p>
          </table:table-cell>
          <table:table-cell office:value-type="float" office:value="71.306600000000003" table:style-name="ce4">
            <text:p>71.307</text:p>
          </table:table-cell>
          <table:table-cell table:style-name="ce1"/>
          <table:table-cell office:value-type="float" office:value="11" table:style-name="ce3">
            <text:p>11</text:p>
          </table:table-cell>
          <table:table-cell office:value-type="string" table:style-name="ce3">
            <text:p>T+B</text:p>
          </table:table-cell>
          <table:table-cell office:value-type="float" office:value="59.403300000000002" table:style-name="ce4">
            <text:p>59.403</text:p>
          </table:table-cell>
          <table:table-cell table:number-columns-repeated="8" table:style-name="ce1"/>
          <table:table-cell office:value-type="float" office:value="-183658" table:style-name="ce13">
            <text:p>-183658</text:p>
          </table:table-cell>
          <table:table-cell table:number-columns-repeated="16360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string" table:style-name="ce3">
            <text:p>T+B</text:p>
          </table:table-cell>
          <table:table-cell office:value-type="float" office:value="105.97199999999999" table:style-name="ce4">
            <text:p>105.972</text:p>
          </table:table-cell>
          <table:table-cell table:style-name="ce1"/>
          <table:table-cell office:value-type="float" office:value="12" table:style-name="ce3">
            <text:p>12</text:p>
          </table:table-cell>
          <table:table-cell office:value-type="string" table:style-name="ce3">
            <text:p>5_B</text:p>
          </table:table-cell>
          <table:table-cell office:value-type="float" office:value="82.963999999999999" table:style-name="ce4">
            <text:p>82.964</text:p>
          </table:table-cell>
          <table:table-cell table:style-name="ce2"/>
          <table:table-cell office:value-type="float" office:value="12" table:style-name="ce3">
            <text:p>12</text:p>
          </table:table-cell>
          <table:table-cell office:value-type="string" table:style-name="ce3">
            <text:p>T+B</text:p>
          </table:table-cell>
          <table:table-cell office:value-type="float" office:value="72.917299999999997" table:style-name="ce4">
            <text:p>72.917</text:p>
          </table:table-cell>
          <table:table-cell table:style-name="ce1"/>
          <table:table-cell office:value-type="float" office:value="12" table:style-name="ce3">
            <text:p>12</text:p>
          </table:table-cell>
          <table:table-cell office:value-type="string" table:style-name="ce3">
            <text:p>2_T</text:p>
          </table:table-cell>
          <table:table-cell office:value-type="float" office:value="72.171300000000002" table:style-name="ce4">
            <text:p>72.171</text:p>
          </table:table-cell>
          <table:table-cell table:number-columns-repeated="8" table:style-name="ce1"/>
          <table:table-cell office:value-type="float" office:value="-195902" table:style-name="ce13">
            <text:p>-195902</text:p>
          </table:table-cell>
          <table:table-cell table:number-columns-repeated="16360"/>
        </table:table-row>
        <table:table-row table:style-name="ro1">
          <table:table-cell table:number-columns-repeated="6" table:style-name="ce1"/>
          <table:table-cell table:number-columns-repeated="2" table:style-name="ce2"/>
          <table:table-cell table:number-columns-repeated="15" table:style-name="ce1"/>
          <table:table-cell office:value-type="float" office:value="-208146" table:style-name="ce13">
            <text:p>-208146</text:p>
          </table:table-cell>
          <table:table-cell table:number-columns-repeated="16360"/>
        </table:table-row>
        <table:table-row table:style-name="ro1">
          <table:table-cell office:value-type="string" table:number-columns-spanned="2" table:number-rows-spanned="1" table:style-name="ce8">
            <text:p>00_kopplung</text:p>
          </table:table-cell>
          <table:covered-table-cell/>
          <table:table-cell table:number-columns-repeated="2" table:style-name="ce1"/>
          <table:table-cell office:value-type="string" table:number-columns-spanned="2" table:number-rows-spanned="1" table:style-name="ce8">
            <text:p>25_kopplung</text:p>
          </table:table-cell>
          <table:covered-table-cell/>
          <table:table-cell table:style-name="ce6"/>
          <table:table-cell table:style-name="ce2"/>
          <table:table-cell office:value-type="string" table:number-columns-spanned="2" table:number-rows-spanned="1" table:style-name="ce8">
            <text:p>50_kopplung</text:p>
          </table:table-cell>
          <table:covered-table-cell/>
          <table:table-cell table:number-columns-repeated="2" table:style-name="ce1"/>
          <table:table-cell office:value-type="string" table:number-columns-spanned="2" table:number-rows-spanned="1" table:style-name="ce8">
            <text:p>100_kopplung</text:p>
          </table:table-cell>
          <table:covered-table-cell/>
          <table:table-cell table:style-name="ce1"/>
          <table:table-cell table:number-columns-repeated="5" table:style-name="ce5"/>
          <table:table-cell table:number-columns-repeated="3" table:style-name="ce1"/>
          <table:table-cell office:value-type="float" office:value="-220390" table:style-name="ce13">
            <text:p>-220390</text:p>
          </table:table-cell>
          <table:table-cell table:number-columns-repeated="16360"/>
        </table:table-row>
        <table:table-row table:style-name="ro1">
          <table:table-cell office:value-type="string" table:style-name="ce9">
            <text:p>ID</text:p>
          </table:table-cell>
          <table:table-cell office:value-type="string" table:style-name="ce9">
            <text:p>Freq[Hz]</text:p>
          </table:table-cell>
          <table:table-cell table:number-columns-repeated="2" table:style-name="ce1"/>
          <table:table-cell office:value-type="string" table:style-name="ce9">
            <text:p>ID</text:p>
          </table:table-cell>
          <table:table-cell office:value-type="string" table:style-name="ce9">
            <text:p>Freq[Hz]</text:p>
          </table:table-cell>
          <table:table-cell table:style-name="ce1"/>
          <table:table-cell table:style-name="ce2"/>
          <table:table-cell office:value-type="string" table:style-name="ce9">
            <text:p>ID</text:p>
          </table:table-cell>
          <table:table-cell office:value-type="string" table:style-name="ce9">
            <text:p>Freq[Hz]</text:p>
          </table:table-cell>
          <table:table-cell table:number-columns-repeated="2" table:style-name="ce1"/>
          <table:table-cell office:value-type="string" table:style-name="ce9">
            <text:p>ID</text:p>
          </table:table-cell>
          <table:table-cell office:value-type="string" table:style-name="ce9">
            <text:p>Freq[Hz]</text:p>
          </table:table-cell>
          <table:table-cell table:style-name="ce1"/>
          <table:table-cell table:number-columns-repeated="5" table:style-name="ce5"/>
          <table:table-cell table:number-columns-repeated="3" table:style-name="ce1"/>
          <table:table-cell office:value-type="float" office:value="-232634" table:style-name="ce13">
            <text:p>-232634</text:p>
          </table:table-cell>
          <table:table-cell table:number-columns-repeated="16360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5.6722000000000001" table:style-name="ce4">
            <text:p>5.672</text:p>
          </table:table-cell>
          <table:table-cell table:number-columns-repeated="2" table:style-name="ce1"/>
          <table:table-cell office:value-type="float" office:value="1" table:style-name="ce3">
            <text:p>1</text:p>
          </table:table-cell>
          <table:table-cell office:value-type="float" office:value="4.6233579999999996" table:style-name="ce4">
            <text:p>4.623</text:p>
          </table:table-cell>
          <table:table-cell table:style-name="ce1"/>
          <table:table-cell table:style-name="ce2"/>
          <table:table-cell office:value-type="float" office:value="1" table:style-name="ce3">
            <text:p>1</text:p>
          </table:table-cell>
          <table:table-cell office:value-type="float" office:value="3.9994719999999999" table:style-name="ce4">
            <text:p>3.999</text:p>
          </table:table-cell>
          <table:table-cell table:number-columns-repeated="2" table:style-name="ce1"/>
          <table:table-cell office:value-type="float" office:value="1" table:style-name="ce3">
            <text:p>1</text:p>
          </table:table-cell>
          <table:table-cell office:value-type="float" office:value="3.259039" table:style-name="ce4">
            <text:p>3.259</text:p>
          </table:table-cell>
          <table:table-cell table:style-name="ce1"/>
          <table:table-cell table:number-columns-repeated="5" table:style-name="ce5"/>
          <table:table-cell table:number-columns-repeated="3" table:style-name="ce1"/>
          <table:table-cell office:value-type="float" office:value="-244878" table:style-name="ce13">
            <text:p>-244878</text:p>
          </table:table-cell>
          <table:table-cell table:number-columns-repeated="1636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14.7013" table:style-name="ce4">
            <text:p>14.701</text:p>
          </table:table-cell>
          <table:table-cell table:number-columns-repeated="2" table:style-name="ce1"/>
          <table:table-cell office:value-type="float" office:value="3" table:style-name="ce3">
            <text:p>3</text:p>
          </table:table-cell>
          <table:table-cell office:value-type="float" office:value="11.57845" table:style-name="ce4">
            <text:p>11.578</text:p>
          </table:table-cell>
          <table:table-cell table:number-columns-repeated="2" table:style-name="ce1"/>
          <table:table-cell office:value-type="float" office:value="3" table:style-name="ce3">
            <text:p>3</text:p>
          </table:table-cell>
          <table:table-cell office:value-type="float" office:value="10.927390000000001" table:style-name="ce4">
            <text:p>10.927</text:p>
          </table:table-cell>
          <table:table-cell table:number-columns-repeated="2" table:style-name="ce1"/>
          <table:table-cell office:value-type="float" office:value="3" table:style-name="ce3">
            <text:p>3</text:p>
          </table:table-cell>
          <table:table-cell office:value-type="float" office:value="9.6250549999999997" table:style-name="ce4">
            <text:p>9.625</text:p>
          </table:table-cell>
          <table:table-cell table:style-name="ce1"/>
          <table:table-cell table:number-columns-repeated="5" table:style-name="ce5"/>
          <table:table-cell table:number-columns-repeated="3" table:style-name="ce1"/>
          <table:table-cell office:value-type="float" office:value="-257121" table:style-name="ce13">
            <text:p>-257121</text:p>
          </table:table-cell>
          <table:table-cell table:number-columns-repeated="16360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15.6768" table:style-name="ce4">
            <text:p>15.677</text:p>
          </table:table-cell>
          <table:table-cell table:number-columns-repeated="2" table:style-name="ce1"/>
          <table:table-cell office:value-type="float" office:value="4" table:style-name="ce3">
            <text:p>4</text:p>
          </table:table-cell>
          <table:table-cell office:value-type="float" office:value="16.887820000000001" table:style-name="ce4">
            <text:p>16.888</text:p>
          </table:table-cell>
          <table:table-cell table:number-columns-repeated="2" table:style-name="ce1"/>
          <table:table-cell office:value-type="float" office:value="4" table:style-name="ce3">
            <text:p>4</text:p>
          </table:table-cell>
          <table:table-cell office:value-type="float" office:value="15.42048" table:style-name="ce4">
            <text:p>15.420</text:p>
          </table:table-cell>
          <table:table-cell table:number-columns-repeated="2" table:style-name="ce1"/>
          <table:table-cell office:value-type="float" office:value="4" table:style-name="ce3">
            <text:p>4</text:p>
          </table:table-cell>
          <table:table-cell office:value-type="float" office:value="14.264860000000001" table:style-name="ce4">
            <text:p>14.265</text:p>
          </table:table-cell>
          <table:table-cell table:style-name="ce1"/>
          <table:table-cell table:number-columns-repeated="2" table:style-name="ce5"/>
          <table:table-cell office:value-type="float" office:value="665.84171337243504" table:formula="of:=2*PI()*[.C10]" table:style-name="ce5">
            <text:p>6.66E+02</text:p>
          </table:table-cell>
          <table:table-cell table:number-columns-repeated="2" table:style-name="ce5"/>
          <table:table-cell table:number-columns-repeated="3" table:style-name="ce1"/>
          <table:table-cell office:value-type="float" office:value="-269365" table:style-name="ce13">
            <text:p>-269365</text:p>
          </table:table-cell>
          <table:table-cell table:number-columns-repeated="16360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0.061" table:style-name="ce4">
            <text:p>30.061</text:p>
          </table:table-cell>
          <table:table-cell table:number-columns-repeated="2" table:style-name="ce1"/>
          <table:table-cell office:value-type="float" office:value="5" table:style-name="ce3">
            <text:p>5</text:p>
          </table:table-cell>
          <table:table-cell office:value-type="float" office:value="26.514040000000001" table:style-name="ce4">
            <text:p>26.514</text:p>
          </table:table-cell>
          <table:table-cell table:number-columns-repeated="2" table:style-name="ce1"/>
          <table:table-cell office:value-type="float" office:value="6" table:style-name="ce3">
            <text:p>6</text:p>
          </table:table-cell>
          <table:table-cell office:value-type="float" office:value="23.747630000000001" table:style-name="ce4">
            <text:p>23.748</text:p>
          </table:table-cell>
          <table:table-cell table:number-columns-repeated="2" table:style-name="ce1"/>
          <table:table-cell office:value-type="float" office:value="6" table:style-name="ce3">
            <text:p>6</text:p>
          </table:table-cell>
          <table:table-cell office:value-type="float" office:value="20.082059999999998" table:style-name="ce4">
            <text:p>20.082</text:p>
          </table:table-cell>
          <table:table-cell table:style-name="ce1"/>
          <table:table-cell table:number-columns-repeated="5" table:style-name="ce5"/>
          <table:table-cell table:number-columns-repeated="3" table:style-name="ce1"/>
          <table:table-cell office:value-type="float" office:value="-281609" table:style-name="ce13">
            <text:p>-281609</text:p>
          </table:table-cell>
          <table:table-cell table:number-columns-repeated="16360" table:style-name="ce1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6.636600000000001" table:style-name="ce4">
            <text:p>36.637</text:p>
          </table:table-cell>
          <table:table-cell table:number-columns-repeated="2" table:style-name="ce1"/>
          <table:table-cell office:value-type="float" office:value="7" table:style-name="ce3">
            <text:p>7</text:p>
          </table:table-cell>
          <table:table-cell office:value-type="float" office:value="38.360970000000002" table:style-name="ce4">
            <text:p>38.361</text:p>
          </table:table-cell>
          <table:table-cell table:number-columns-repeated="2" table:style-name="ce1"/>
          <table:table-cell office:value-type="float" office:value="7" table:style-name="ce3">
            <text:p>7</text:p>
          </table:table-cell>
          <table:table-cell office:value-type="float" office:value="37.423540000000003" table:style-name="ce4">
            <text:p>37.424</text:p>
          </table:table-cell>
          <table:table-cell table:number-columns-repeated="2" table:style-name="ce1"/>
          <table:table-cell office:value-type="float" office:value="7" table:style-name="ce3">
            <text:p>7</text:p>
          </table:table-cell>
          <table:table-cell office:value-type="float" office:value="36.788269999999997" table:style-name="ce4">
            <text:p>36.788</text:p>
          </table:table-cell>
          <table:table-cell table:style-name="ce1"/>
          <table:table-cell table:number-columns-repeated="5" table:style-name="ce5"/>
          <table:table-cell table:number-columns-repeated="3" table:style-name="ce1"/>
          <table:table-cell office:value-type="float" office:value="-293853" table:style-name="ce13">
            <text:p>-293853</text:p>
          </table:table-cell>
          <table:table-cell table:number-columns-repeated="16360" table:style-name="ce1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60.137300000000003" table:style-name="ce4">
            <text:p>60.137</text:p>
          </table:table-cell>
          <table:table-cell table:number-columns-repeated="2" table:style-name="ce1"/>
          <table:table-cell office:value-type="float" office:value="8" table:style-name="ce3">
            <text:p>8</text:p>
          </table:table-cell>
          <table:table-cell office:value-type="float" office:value="51.188609999999997" table:style-name="ce4">
            <text:p>51.189</text:p>
          </table:table-cell>
          <table:table-cell table:number-columns-repeated="2" table:style-name="ce1"/>
          <table:table-cell office:value-type="float" office:value="8" table:style-name="ce3">
            <text:p>8</text:p>
          </table:table-cell>
          <table:table-cell office:value-type="float" office:value="46.496519999999997" table:style-name="ce4">
            <text:p>46.497</text:p>
          </table:table-cell>
          <table:table-cell table:number-columns-repeated="2" table:style-name="ce1"/>
          <table:table-cell office:value-type="float" office:value="8" table:style-name="ce3">
            <text:p>8</text:p>
          </table:table-cell>
          <table:table-cell office:value-type="float" office:value="40.553089999999997" table:style-name="ce4">
            <text:p>40.553</text:p>
          </table:table-cell>
          <table:table-cell table:style-name="ce1"/>
          <table:table-cell table:number-columns-repeated="5" table:style-name="ce5"/>
          <table:table-cell table:number-columns-repeated="16364" table:style-name="ce1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73.234800000000007" table:style-name="ce4">
            <text:p>73.235</text:p>
          </table:table-cell>
          <table:table-cell table:number-columns-repeated="2" table:style-name="ce1"/>
          <table:table-cell office:value-type="float" office:value="10" table:style-name="ce3">
            <text:p>10</text:p>
          </table:table-cell>
          <table:table-cell office:value-type="float" office:value="74.845389999999995" table:style-name="ce4">
            <text:p>74.845</text:p>
          </table:table-cell>
          <table:table-cell table:number-columns-repeated="2" table:style-name="ce1"/>
          <table:table-cell office:value-type="float" office:value="11" table:style-name="ce3">
            <text:p>11</text:p>
          </table:table-cell>
          <table:table-cell office:value-type="float" office:value="65.238249999999994" table:style-name="ce4">
            <text:p>65.238</text:p>
          </table:table-cell>
          <table:table-cell table:number-columns-repeated="2" table:style-name="ce1"/>
          <table:table-cell office:value-type="float" office:value="11" table:style-name="ce3">
            <text:p>11</text:p>
          </table:table-cell>
          <table:table-cell office:value-type="float" office:value="53.331670000000003" table:style-name="ce4">
            <text:p>53.332</text:p>
          </table:table-cell>
          <table:table-cell table:style-name="ce1"/>
          <table:table-cell table:number-columns-repeated="5" table:style-name="ce5"/>
          <table:table-cell table:number-columns-repeated="16364" table:style-name="ce1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105.97199999999999" table:style-name="ce4">
            <text:p>105.972</text:p>
          </table:table-cell>
          <table:table-cell table:number-columns-repeated="2" table:style-name="ce1"/>
          <table:table-cell office:value-type="float" office:value="12" table:style-name="ce3">
            <text:p>12</text:p>
          </table:table-cell>
          <table:table-cell office:value-type="float" office:value="93.943989999999999" table:style-name="ce4">
            <text:p>93.944</text:p>
          </table:table-cell>
          <table:table-cell table:number-columns-repeated="2" table:style-name="ce1"/>
          <table:table-cell office:value-type="float" office:value="12" table:style-name="ce3">
            <text:p>12</text:p>
          </table:table-cell>
          <table:table-cell office:value-type="float" office:value="81.470249999999993" table:style-name="ce4">
            <text:p>81.470</text:p>
          </table:table-cell>
          <table:table-cell table:number-columns-repeated="2" table:style-name="ce1"/>
          <table:table-cell office:value-type="float" office:value="12" table:style-name="ce3">
            <text:p>12</text:p>
          </table:table-cell>
          <table:table-cell office:value-type="float" office:value="72.202979999999997" table:style-name="ce4">
            <text:p>72.203</text:p>
          </table:table-cell>
          <table:table-cell table:number-columns-repeated="16370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office:value-type="string" table:style-name="ce1">
            <text:p>f00</text:p>
          </table:table-cell>
          <table:table-cell table:number-columns-repeated="3" table:style-name="ce1"/>
          <table:table-cell office:value-type="string" table:style-name="ce1">
            <text:p>tas 00</text:p>
          </table:table-cell>
          <table:table-cell office:value-type="string" table:style-name="ce1">
            <text:p>eas</text:p>
          </table:table-cell>
          <table:table-cell table:number-columns-repeated="2" table:style-name="ce1"/>
          <table:table-cell table:style-name="ce14"/>
          <table:table-cell office:value-type="string" table:style-name="ce14">
            <text:p>V25 tas</text:p>
          </table:table-cell>
          <table:table-cell table:style-name="ce14"/>
          <table:table-cell table:style-name="ce1"/>
          <table:table-cell office:value-type="string" table:style-name="ce1">
            <text:p>f25</text:p>
          </table:table-cell>
          <table:table-cell table:number-columns-repeated="3" table:style-name="ce1"/>
          <table:table-cell office:value-type="string" table:style-name="ce14">
            <text:p>v25</text:p>
          </table:table-cell>
          <table:table-cell table:number-columns-repeated="7" table:style-name="ce1"/>
          <table:table-cell office:value-type="string" table:style-name="ce1">
            <text:p>25 tas</text:p>
          </table:table-cell>
          <table:table-cell office:value-type="string" table:style-name="ce1">
            <text:p>eas</text:p>
          </table:table-cell>
          <table:table-cell table:number-columns-repeated="16358"/>
        </table:table-row>
        <table:table-row table:style-name="ro1">
          <table:table-cell office:value-type="float" office:value="5.6719999999999997" table:style-name="ce4">
            <text:p>5.672</text:p>
          </table:table-cell>
          <table:table-cell office:value-type="float" office:value="5.6719999999999997" table:style-name="ce4">
            <text:p>5.672</text:p>
          </table:table-cell>
          <table:table-cell office:value-type="float" office:value="5.2789473684210524" table:formula="of:=([.A49]-[.A30])/19" table:style-name="ce1">
            <text:p>5.278947368</text:p>
          </table:table-cell>
          <table:table-cell table:style-name="ce1"/>
          <table:table-cell office:value-type="float" office:value="0.12815115895698198" table:formula="of:=PI()*[.B30]*2100/[.Q30]" table:style-name="ce1">
            <text:p>0.128151159</text:p>
          </table:table-cell>
          <table:table-cell office:value-type="float" office:value="0.11767339124351806" table:formula="of:=PI()*[.B30]*2100/[.Q53]" table:style-name="ce1">
            <text:p>0.117673391</text:p>
          </table:table-cell>
          <table:table-cell table:number-columns-repeated="2" table:style-name="ce1"/>
          <table:table-cell office:value-type="string" table:style-name="ce14">
            <text:p>v_s</text:p>
          </table:table-cell>
          <table:table-cell office:value-type="float" office:value="63700" table:style-name="ce14">
            <text:p>63700</text:p>
          </table:table-cell>
          <table:table-cell office:value-type="float" office:value="63700" table:style-name="ce14">
            <text:p>63700</text:p>
          </table:table-cell>
          <table:table-cell office:value-type="float" office:value="12015.78947368421" table:formula="of:=([.J49]-[.J30])/19" table:style-name="ce1">
            <text:p>12015.78947</text:p>
          </table:table-cell>
          <table:table-cell office:value-type="float" office:value="4.6233579999999996" table:style-name="ce4">
            <text:p>4.623</text:p>
          </table:table-cell>
          <table:table-cell office:value-type="float" office:value="4.6233579999999996" table:style-name="ce4">
            <text:p>4.623</text:p>
          </table:table-cell>
          <table:table-cell office:value-type="float" office:value="4.7010858947368419" table:formula="of:=([.M49]-[.M30])/19" table:style-name="ce1">
            <text:p>4.701085895</text:p>
          </table:table-cell>
          <table:table-cell table:style-name="ce1"/>
          <table:table-cell office:value-type="float" office:value="292000" table:style-name="ce14">
            <text:p>292000</text:p>
          </table:table-cell>
          <table:table-cell table:number-columns-repeated="7" table:style-name="ce1"/>
          <table:table-cell office:value-type="float" office:value="0.10445851304179025" table:formula="of:=PI()*[.N30]*2100/[.Q30]" table:style-name="ce1">
            <text:p>0.104458513</text:p>
          </table:table-cell>
          <table:table-cell office:value-type="float" office:value="9.5917879900008662E-2" table:formula="of:=PI()*[.N30]*2100/[.Q53]" table:style-name="ce1">
            <text:p>0.09591788</text:p>
          </table:table-cell>
          <table:table-cell table:number-columns-repeated="16358"/>
        </table:table-row>
        <table:table-row table:style-name="ro1">
          <table:table-cell table:style-name="ce1"/>
          <table:table-cell office:value-type="float" office:value="10.950947368421051" table:formula="of:=[.B30]+[.C$30]" table:style-name="ce7">
            <text:p>10.951</text:p>
          </table:table-cell>
          <table:table-cell table:number-columns-repeated="2" table:style-name="ce1"/>
          <table:table-cell office:value-type="float" office:value="0.25804016965598703" table:formula="of:=PI()*[.B31]*2100/[.Q31]" table:style-name="ce1">
            <text:p>0.25804017</text:p>
          </table:table-cell>
          <table:table-cell office:value-type="float" office:value="0.23765517495134247" table:formula="of:=PI()*[.B31]*2100/[.Q54]" table:style-name="ce1">
            <text:p>0.237655175</text:p>
          </table:table-cell>
          <table:table-cell table:number-columns-repeated="2" table:style-name="ce1"/>
          <table:table-cell table:number-columns-repeated="2" table:style-name="ce14"/>
          <table:table-cell office:value-type="float" office:value="75715.789473684214" table:formula="of:=[.K30]+[.L$30]" table:style-name="ce14">
            <text:p>75715.78947</text:p>
          </table:table-cell>
          <table:table-cell table:number-columns-repeated="2" table:style-name="ce1"/>
          <table:table-cell office:value-type="float" office:value="9.3244438947368415" table:formula="of:=[.N30]+[.O$30]" table:style-name="ce7">
            <text:p>9.324</text:p>
          </table:table-cell>
          <table:table-cell table:number-columns-repeated="2" table:style-name="ce1"/>
          <table:table-cell office:value-type="float" office:value="279984.21052631579" table:formula="of:=[.Q30]-[.L$30]" table:style-name="ce14">
            <text:p>279984.2105</text:p>
          </table:table-cell>
          <table:table-cell table:number-columns-repeated="7" table:style-name="ce1"/>
          <table:table-cell office:value-type="float" office:value="0.21971442319994866" table:formula="of:=PI()*[.N31]*2100/[.Q31]" table:style-name="ce1">
            <text:p>0.219714423</text:p>
          </table:table-cell>
          <table:table-cell office:value-type="float" office:value="0.20235713592395549" table:formula="of:=PI()*[.N31]*2100/[.Q54]" table:style-name="ce1">
            <text:p>0.202357136</text:p>
          </table:table-cell>
          <table:table-cell table:number-columns-repeated="16358"/>
        </table:table-row>
        <table:table-row table:style-name="ro1">
          <table:table-cell table:style-name="ce1"/>
          <table:table-cell office:value-type="float" office:value="16.229894736842105" table:formula="of:=[.B31]+[.C$30]" table:style-name="ce7">
            <text:p>16.230</text:p>
          </table:table-cell>
          <table:table-cell table:number-columns-repeated="2" table:style-name="ce1"/>
          <table:table-cell office:value-type="float" office:value="0.39957770969567752" table:formula="of:=PI()*[.B32]*2100/[.Q32]" table:style-name="ce1">
            <text:p>0.39957771</text:p>
          </table:table-cell>
          <table:table-cell office:value-type="float" office:value="0.36922140674130172" table:formula="of:=PI()*[.B32]*2100/[.Q55]" table:style-name="ce1">
            <text:p>0.369221407</text:p>
          </table:table-cell>
          <table:table-cell table:number-columns-repeated="2" table:style-name="ce1"/>
          <table:table-cell table:number-columns-repeated="2" table:style-name="ce14"/>
          <table:table-cell office:value-type="float" office:value="87731.578947368427" table:formula="of:=[.K31]+[.L$30]" table:style-name="ce14">
            <text:p>87731.57895</text:p>
          </table:table-cell>
          <table:table-cell table:number-columns-repeated="2" table:style-name="ce1"/>
          <table:table-cell office:value-type="float" office:value="14.025529789473683" table:formula="of:=[.N31]+[.O$30]" table:style-name="ce7">
            <text:p>14.026</text:p>
          </table:table-cell>
          <table:table-cell table:number-columns-repeated="2" table:style-name="ce1"/>
          <table:table-cell office:value-type="float" office:value="267968.42105263157" table:formula="of:=[.Q31]-[.L$30]" table:style-name="ce14">
            <text:p>267968.4211</text:p>
          </table:table-cell>
          <table:table-cell table:number-columns-repeated="7" table:style-name="ce1"/>
          <table:table-cell office:value-type="float" office:value="0.34530655690727136" table:formula="of:=PI()*[.N32]*2100/[.Q32]" table:style-name="ce1">
            <text:p>0.345306557</text:p>
          </table:table-cell>
          <table:table-cell office:value-type="float" office:value="0.31907328563297299" table:formula="of:=PI()*[.N32]*2100/[.Q55]" table:style-name="ce1">
            <text:p>0.319073286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21.508842105263156" table:formula="of:=[.B32]+[.C$30]" table:style-name="ce7">
            <text:p>21.509</text:p>
          </table:table-cell>
          <table:table-cell table:number-columns-repeated="2" table:style-name="ce1"/>
          <table:table-cell office:value-type="float" office:value="0.55440431242832555" table:formula="of:=PI()*[.B33]*2100/[.Q33]" table:style-name="ce1">
            <text:p>0.554404312</text:p>
          </table:table-cell>
          <table:table-cell office:value-type="float" office:value="0.51413493740850302" table:formula="of:=PI()*[.B33]*2100/[.Q56]" table:style-name="ce1">
            <text:p>0.514134937</text:p>
          </table:table-cell>
          <table:table-cell table:number-columns-repeated="2" table:style-name="ce1"/>
          <table:table-cell table:number-columns-repeated="2" table:style-name="ce14"/>
          <table:table-cell office:value-type="float" office:value="99747.368421052641" table:formula="of:=[.K32]+[.L$30]" table:style-name="ce14">
            <text:p>99747.36842</text:p>
          </table:table-cell>
          <table:table-cell table:number-columns-repeated="2" table:style-name="ce1"/>
          <table:table-cell office:value-type="float" office:value="18.726615684210525" table:formula="of:=[.N32]+[.O$30]" table:style-name="ce7">
            <text:p>18.727</text:p>
          </table:table-cell>
          <table:table-cell table:number-columns-repeated="2" table:style-name="ce1"/>
          <table:table-cell office:value-type="float" office:value="255952.63157894736" table:formula="of:=[.Q32]-[.L$30]" table:style-name="ce14">
            <text:p>255952.6316</text:p>
          </table:table-cell>
          <table:table-cell table:number-columns-repeated="7" table:style-name="ce1"/>
          <table:table-cell office:value-type="float" office:value="0.48269062749657543" table:formula="of:=PI()*[.N33]*2100/[.Q33]" table:style-name="ce1">
            <text:p>0.482690627</text:p>
          </table:table-cell>
          <table:table-cell office:value-type="float" office:value="0.44763020415305033" table:formula="of:=PI()*[.N33]*2100/[.Q56]" table:style-name="ce1">
            <text:p>0.447630204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26.787789473684207" table:formula="of:=[.B33]+[.C$30]" table:style-name="ce7">
            <text:p>26.788</text:p>
          </table:table-cell>
          <table:table-cell table:number-columns-repeated="2" table:style-name="ce1"/>
          <table:table-cell office:value-type="float" office:value="0.72448374738841126" table:formula="of:=PI()*[.B34]*2100/[.Q34]" table:style-name="ce1">
            <text:p>0.724483747</text:p>
          </table:table-cell>
          <table:table-cell office:value-type="float" office:value="0.67453541028441311" table:formula="of:=PI()*[.B34]*2100/[.Q57]" table:style-name="ce1">
            <text:p>0.67453541</text:p>
          </table:table-cell>
          <table:table-cell table:number-columns-repeated="2" table:style-name="ce1"/>
          <table:table-cell table:number-columns-repeated="2" table:style-name="ce14"/>
          <table:table-cell office:value-type="float" office:value="111763.15789473685" table:formula="of:=[.K33]+[.L$30]" table:style-name="ce14">
            <text:p>111763.1579</text:p>
          </table:table-cell>
          <table:table-cell table:number-columns-repeated="2" table:style-name="ce1"/>
          <table:table-cell office:value-type="float" office:value="23.427701578947367" table:formula="of:=[.N33]+[.O$30]" table:style-name="ce7">
            <text:p>23.428</text:p>
          </table:table-cell>
          <table:table-cell table:number-columns-repeated="2" table:style-name="ce1"/>
          <table:table-cell office:value-type="float" office:value="243936.84210526315" table:formula="of:=[.Q33]-[.L$30]" table:style-name="ce14">
            <text:p>243936.8421</text:p>
          </table:table-cell>
          <table:table-cell table:number-columns-repeated="7" table:style-name="ce1"/>
          <table:table-cell office:value-type="float" office:value="0.63360916918087307" table:formula="of:=PI()*[.N34]*2100/[.Q34]" table:style-name="ce1">
            <text:p>0.633609169</text:p>
          </table:table-cell>
          <table:table-cell office:value-type="float" office:value="0.58992602999588395" table:formula="of:=PI()*[.N34]*2100/[.Q57]" table:style-name="ce1">
            <text:p>0.58992603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32.066736842105257" table:formula="of:=[.B34]+[.C$30]" table:style-name="ce7">
            <text:p>32.067</text:p>
          </table:table-cell>
          <table:table-cell table:number-columns-repeated="2" table:style-name="ce1"/>
          <table:table-cell office:value-type="float" office:value="0.91218675434504171" table:formula="of:=PI()*[.B35]*2100/[.Q35]" table:style-name="ce1">
            <text:p>0.912186754</text:p>
          </table:table-cell>
          <table:table-cell office:value-type="float" office:value="0.85304561396889345" table:formula="of:=PI()*[.B35]*2100/[.Q58]" table:style-name="ce1">
            <text:p>0.853045614</text:p>
          </table:table-cell>
          <table:table-cell table:number-columns-repeated="2" table:style-name="ce1"/>
          <table:table-cell table:number-columns-repeated="2" table:style-name="ce14"/>
          <table:table-cell office:value-type="float" office:value="123778.94736842107" table:formula="of:=[.K34]+[.L$30]" table:style-name="ce14">
            <text:p>123778.9474</text:p>
          </table:table-cell>
          <table:table-cell table:number-columns-repeated="2" table:style-name="ce1"/>
          <table:table-cell office:value-type="float" office:value="28.128787473684209" table:formula="of:=[.N34]+[.O$30]" table:style-name="ce7">
            <text:p>28.129</text:p>
          </table:table-cell>
          <table:table-cell table:number-columns-repeated="2" table:style-name="ce1"/>
          <table:table-cell office:value-type="float" office:value="231921.05263157893" table:formula="of:=[.Q34]-[.L$30]" table:style-name="ce14">
            <text:p>231921.0526</text:p>
          </table:table-cell>
          <table:table-cell table:number-columns-repeated="7" table:style-name="ce1"/>
          <table:table-cell office:value-type="float" office:value="0.80016583775341554" table:formula="of:=PI()*[.N35]*2100/[.Q35]" table:style-name="ce1">
            <text:p>0.800165838</text:p>
          </table:table-cell>
          <table:table-cell office:value-type="float" office:value="0.74828751359516665" table:formula="of:=PI()*[.N35]*2100/[.Q58]" table:style-name="ce1">
            <text:p>0.748287514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37.345684210526308" table:formula="of:=[.B35]+[.C$30]" table:style-name="ce7">
            <text:p>37.346</text:p>
          </table:table-cell>
          <table:table-cell table:number-columns-repeated="2" table:style-name="ce1"/>
          <table:table-cell office:value-type="float" office:value="1.1204022291051277" table:formula="of:=PI()*[.B36]*2100/[.Q36]" table:style-name="ce1">
            <text:p>1.120402229</text:p>
          </table:table-cell>
          <table:table-cell office:value-type="float" office:value="1.0529160129660466" table:formula="of:=PI()*[.B36]*2100/[.Q59]" table:style-name="ce1">
            <text:p>1.052916013</text:p>
          </table:table-cell>
          <table:table-cell table:number-columns-repeated="2" table:style-name="ce1"/>
          <table:table-cell table:number-columns-repeated="2" table:style-name="ce14"/>
          <table:table-cell office:value-type="float" office:value="135794.73684210528" table:formula="of:=[.K35]+[.L$30]" table:style-name="ce14">
            <text:p>135794.7368</text:p>
          </table:table-cell>
          <table:table-cell table:number-columns-repeated="2" table:style-name="ce1"/>
          <table:table-cell office:value-type="float" office:value="32.829873368421048" table:formula="of:=[.N35]+[.O$30]" table:style-name="ce7">
            <text:p>32.830</text:p>
          </table:table-cell>
          <table:table-cell table:number-columns-repeated="2" table:style-name="ce1"/>
          <table:table-cell office:value-type="float" office:value="219905.26315789472" table:formula="of:=[.Q35]-[.L$30]" table:style-name="ce14">
            <text:p>219905.2632</text:p>
          </table:table-cell>
          <table:table-cell table:number-columns-repeated="7" table:style-name="ce1"/>
          <table:table-cell office:value-type="float" office:value="0.98492407036554952" table:formula="of:=PI()*[.N36]*2100/[.Q36]" table:style-name="ce1">
            <text:p>0.98492407</text:p>
          </table:table-cell>
          <table:table-cell office:value-type="float" office:value="0.92559823454820933" table:formula="of:=PI()*[.N36]*2100/[.Q59]" table:style-name="ce1">
            <text:p>0.925598235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42.624631578947358" table:formula="of:=[.B36]+[.C$30]" table:style-name="ce7">
            <text:p>42.625</text:p>
          </table:table-cell>
          <table:table-cell table:number-columns-repeated="2" table:style-name="ce1"/>
          <table:table-cell office:value-type="float" office:value="1.3526869678403661" table:formula="of:=PI()*[.B37]*2100/[.Q37]" table:style-name="ce1">
            <text:p>1.352686968</text:p>
          </table:table-cell>
          <table:table-cell office:value-type="float" office:value="1.2782244627446557" table:formula="of:=PI()*[.B37]*2100/[.Q60]" table:style-name="ce1">
            <text:p>1.278224463</text:p>
          </table:table-cell>
          <table:table-cell table:number-columns-repeated="2" table:style-name="ce1"/>
          <table:table-cell table:number-columns-repeated="2" table:style-name="ce14"/>
          <table:table-cell office:value-type="float" office:value="147810.5263157895" table:formula="of:=[.K36]+[.L$30]" table:style-name="ce14">
            <text:p>147810.5263</text:p>
          </table:table-cell>
          <table:table-cell table:number-columns-repeated="2" table:style-name="ce1"/>
          <table:table-cell office:value-type="float" office:value="37.530959263157889" table:formula="of:=[.N36]+[.O$30]" table:style-name="ce7">
            <text:p>37.531</text:p>
          </table:table-cell>
          <table:table-cell table:number-columns-repeated="2" table:style-name="ce1"/>
          <table:table-cell office:value-type="float" office:value="207889.4736842105" table:formula="of:=[.Q36]-[.L$30]" table:style-name="ce14">
            <text:p>207889.4737</text:p>
          </table:table-cell>
          <table:table-cell table:number-columns-repeated="7" table:style-name="ce1"/>
          <table:table-cell office:value-type="float" office:value="1.1910399598830992" table:formula="of:=PI()*[.N37]*2100/[.Q37]" table:style-name="ce1">
            <text:p>1.19103996</text:p>
          </table:table-cell>
          <table:table-cell office:value-type="float" office:value="1.1254757745316395" table:formula="of:=PI()*[.N37]*2100/[.Q60]" table:style-name="ce1">
            <text:p>1.125475775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47.903578947368409" table:formula="of:=[.B37]+[.C$30]" table:style-name="ce7">
            <text:p>47.904</text:p>
          </table:table-cell>
          <table:table-cell table:number-columns-repeated="2" table:style-name="ce1"/>
          <table:table-cell office:value-type="float" office:value="1.6134705274339749" table:formula="of:=PI()*[.B38]*2100/[.Q38]" table:style-name="ce1">
            <text:p>1.613470527</text:p>
          </table:table-cell>
          <table:table-cell office:value-type="float" office:value="1.5341573620077362" table:formula="of:=PI()*[.B38]*2100/[.Q61]" table:style-name="ce1">
            <text:p>1.534157362</text:p>
          </table:table-cell>
          <table:table-cell table:number-columns-repeated="2" table:style-name="ce1"/>
          <table:table-cell table:number-columns-repeated="2" table:style-name="ce14"/>
          <table:table-cell office:value-type="float" office:value="159826.31578947371" table:formula="of:=[.K37]+[.L$30]" table:style-name="ce14">
            <text:p>159826.3158</text:p>
          </table:table-cell>
          <table:table-cell table:number-columns-repeated="2" table:style-name="ce1"/>
          <table:table-cell office:value-type="float" office:value="42.232045157894731" table:formula="of:=[.N37]+[.O$30]" table:style-name="ce7">
            <text:p>42.232</text:p>
          </table:table-cell>
          <table:table-cell table:number-columns-repeated="2" table:style-name="ce1"/>
          <table:table-cell office:value-type="float" office:value="195873.68421052629" table:formula="of:=[.Q37]-[.L$30]" table:style-name="ce14">
            <text:p>195873.6842</text:p>
          </table:table-cell>
          <table:table-cell table:number-columns-repeated="7" table:style-name="ce1"/>
          <table:table-cell office:value-type="float" office:value="1.422444035974626" table:formula="of:=PI()*[.N38]*2100/[.Q38]" table:style-name="ce1">
            <text:p>1.422444036</text:p>
          </table:table-cell>
          <table:table-cell office:value-type="float" office:value="1.3525211354836912" table:formula="of:=PI()*[.N38]*2100/[.Q61]" table:style-name="ce1">
            <text:p>1.352521135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53.18252631578946" table:formula="of:=[.B38]+[.C$30]" table:style-name="ce7">
            <text:p>53.183</text:p>
          </table:table-cell>
          <table:table-cell table:number-columns-repeated="2" table:style-name="ce1"/>
          <table:table-cell office:value-type="float" office:value="1.9083404160890558" table:formula="of:=PI()*[.B39]*2100/[.Q39]" table:style-name="ce1">
            <text:p>1.908340416</text:p>
          </table:table-cell>
          <table:table-cell office:value-type="float" office:value="1.8274138090800158" table:formula="of:=PI()*[.B39]*2100/[.Q62]" table:style-name="ce1">
            <text:p>1.827413809</text:p>
          </table:table-cell>
          <table:table-cell table:number-columns-repeated="2" table:style-name="ce1"/>
          <table:table-cell table:number-columns-repeated="2" table:style-name="ce14"/>
          <table:table-cell office:value-type="float" office:value="171842.10526315792" table:formula="of:=[.K38]+[.L$30]" table:style-name="ce14">
            <text:p>171842.1053</text:p>
          </table:table-cell>
          <table:table-cell table:number-columns-repeated="2" table:style-name="ce1"/>
          <table:table-cell office:value-type="float" office:value="46.933131052631573" table:formula="of:=[.N38]+[.O$30]" table:style-name="ce7">
            <text:p>46.933</text:p>
          </table:table-cell>
          <table:table-cell table:number-columns-repeated="2" table:style-name="ce1"/>
          <table:table-cell office:value-type="float" office:value="183857.89473684208" table:formula="of:=[.Q38]-[.L$30]" table:style-name="ce14">
            <text:p>183857.8947</text:p>
          </table:table-cell>
          <table:table-cell table:number-columns-repeated="7" table:style-name="ce1"/>
          <table:table-cell office:value-type="float" office:value="1.684094326574896" table:formula="of:=PI()*[.N39]*2100/[.Q39]" table:style-name="ce1">
            <text:p>1.684094327</text:p>
          </table:table-cell>
          <table:table-cell office:value-type="float" office:value="1.6126772782412508" table:formula="of:=PI()*[.N39]*2100/[.Q62]" table:style-name="ce1">
            <text:p>1.612677278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58.46147368421051" table:formula="of:=[.B39]+[.C$30]" table:style-name="ce7">
            <text:p>58.461</text:p>
          </table:table-cell>
          <table:table-cell table:number-columns-repeated="2" table:style-name="ce1"/>
          <table:table-cell office:value-type="float" office:value="2.2444469329707553" table:formula="of:=PI()*[.B40]*2100/[.Q40]" table:style-name="ce1">
            <text:p>2.244446933</text:p>
          </table:table-cell>
          <table:table-cell office:value-type="float" office:value="2.1668004837816426" table:formula="of:=PI()*[.B40]*2100/[.Q63]" table:style-name="ce1">
            <text:p>2.166800484</text:p>
          </table:table-cell>
          <table:table-cell table:number-columns-repeated="2" table:style-name="ce1"/>
          <table:table-cell table:number-columns-repeated="2" table:style-name="ce14"/>
          <table:table-cell office:value-type="float" office:value="183857.89473684214" table:formula="of:=[.K39]+[.L$30]" table:style-name="ce14">
            <text:p>183857.8947</text:p>
          </table:table-cell>
          <table:table-cell table:number-columns-repeated="2" table:style-name="ce1"/>
          <table:table-cell office:value-type="float" office:value="51.634216947368415" table:formula="of:=[.N39]+[.O$30]" table:style-name="ce7">
            <text:p>51.634</text:p>
          </table:table-cell>
          <table:table-cell table:number-columns-repeated="2" table:style-name="ce1"/>
          <table:table-cell office:value-type="float" office:value="171842.10526315786" table:formula="of:=[.Q39]-[.L$30]" table:style-name="ce14">
            <text:p>171842.1053</text:p>
          </table:table-cell>
          <table:table-cell table:number-columns-repeated="7" table:style-name="ce1"/>
          <table:table-cell office:value-type="float" office:value="1.98233558890199" table:formula="of:=PI()*[.N40]*2100/[.Q40]" table:style-name="ce1">
            <text:p>1.982335589</text:p>
          </table:table-cell>
          <table:table-cell office:value-type="float" office:value="1.9137568591853922" table:formula="of:=PI()*[.N40]*2100/[.Q63]" table:style-name="ce1">
            <text:p>1.913756859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63.740421052631561" table:formula="of:=[.B40]+[.C$30]" table:style-name="ce7">
            <text:p>63.740</text:p>
          </table:table-cell>
          <table:table-cell table:number-columns-repeated="2" table:style-name="ce1"/>
          <table:table-cell office:value-type="float" office:value="2.631090623629313" table:formula="of:=PI()*[.B41]*2100/[.Q41]" table:style-name="ce1">
            <text:p>2.631090624</text:p>
          </table:table-cell>
          <table:table-cell office:value-type="float" office:value="2.5641312248957422" table:formula="of:=PI()*[.B41]*2100/[.Q64]" table:style-name="ce1">
            <text:p>2.564131225</text:p>
          </table:table-cell>
          <table:table-cell table:number-columns-repeated="2" table:style-name="ce1"/>
          <table:table-cell table:number-columns-repeated="2" table:style-name="ce14"/>
          <table:table-cell office:value-type="float" office:value="195873.68421052635" table:formula="of:=[.K40]+[.L$30]" table:style-name="ce14">
            <text:p>195873.6842</text:p>
          </table:table-cell>
          <table:table-cell table:number-columns-repeated="2" table:style-name="ce1"/>
          <table:table-cell office:value-type="float" office:value="56.335302842105257" table:formula="of:=[.N40]+[.O$30]" table:style-name="ce7">
            <text:p>56.335</text:p>
          </table:table-cell>
          <table:table-cell table:number-columns-repeated="2" table:style-name="ce1"/>
          <table:table-cell office:value-type="float" office:value="159826.31578947365" table:formula="of:=[.Q40]-[.L$30]" table:style-name="ce14">
            <text:p>159826.3158</text:p>
          </table:table-cell>
          <table:table-cell table:number-columns-repeated="7" table:style-name="ce1"/>
          <table:table-cell office:value-type="float" office:value="2.3254205830361618" table:formula="of:=PI()*[.N41]*2100/[.Q41]" table:style-name="ce1">
            <text:p>2.325420583</text:p>
          </table:table-cell>
          <table:table-cell office:value-type="float" office:value="2.2662402710224363" table:formula="of:=PI()*[.N41]*2100/[.Q64]" table:style-name="ce1">
            <text:p>2.266240271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69.019368421052619" table:formula="of:=[.B41]+[.C$30]" table:style-name="ce7">
            <text:p>69.019</text:p>
          </table:table-cell>
          <table:table-cell table:number-columns-repeated="2" table:style-name="ce1"/>
          <table:table-cell office:value-type="float" office:value="3.080596267412318" table:formula="of:=PI()*[.B42]*2100/[.Q42]" table:style-name="ce1">
            <text:p>3.080596267</text:p>
          </table:table-cell>
          <table:table-cell office:value-type="float" office:value="3.0356303710178074" table:formula="of:=PI()*[.B42]*2100/[.Q65]" table:style-name="ce1">
            <text:p>3.035630371</text:p>
          </table:table-cell>
          <table:table-cell table:number-columns-repeated="2" table:style-name="ce1"/>
          <table:table-cell table:number-columns-repeated="2" table:style-name="ce14"/>
          <table:table-cell office:value-type="float" office:value="207889.47368421056" table:formula="of:=[.K41]+[.L$30]" table:style-name="ce14">
            <text:p>207889.4737</text:p>
          </table:table-cell>
          <table:table-cell table:number-columns-repeated="2" table:style-name="ce1"/>
          <table:table-cell office:value-type="float" office:value="61.036388736842099" table:formula="of:=[.N41]+[.O$30]" table:style-name="ce7">
            <text:p>61.036</text:p>
          </table:table-cell>
          <table:table-cell table:number-columns-repeated="2" table:style-name="ce1"/>
          <table:table-cell office:value-type="float" office:value="147810.52631578944" table:formula="of:=[.Q41]-[.L$30]" table:style-name="ce14">
            <text:p>147810.5263</text:p>
          </table:table-cell>
          <table:table-cell table:number-columns-repeated="7" table:style-name="ce1"/>
          <table:table-cell office:value-type="float" office:value="2.724285597225049" table:formula="of:=PI()*[.N42]*2100/[.Q42]" table:style-name="ce1">
            <text:p>2.724285597</text:p>
          </table:table-cell>
          <table:table-cell office:value-type="float" office:value="2.6845205864023951" table:formula="of:=PI()*[.N42]*2100/[.Q65]" table:style-name="ce1">
            <text:p>2.684520586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74.298315789473676" table:formula="of:=[.B42]+[.C$30]" table:style-name="ce7">
            <text:p>74.298</text:p>
          </table:table-cell>
          <table:table-cell table:number-columns-repeated="2" table:style-name="ce1"/>
          <table:table-cell office:value-type="float" office:value="3.6096508732321899" table:formula="of:=PI()*[.B43]*2100/[.Q43]" table:style-name="ce1">
            <text:p>3.609650873</text:p>
          </table:table-cell>
          <table:table-cell office:value-type="float" office:value="3.6042028707532392" table:formula="of:=PI()*[.B43]*2100/[.Q66]" table:style-name="ce1">
            <text:p>3.604202871</text:p>
          </table:table-cell>
          <table:table-cell table:number-columns-repeated="2" table:style-name="ce1"/>
          <table:table-cell table:number-columns-repeated="2" table:style-name="ce14"/>
          <table:table-cell office:value-type="float" office:value="219905.26315789478" table:formula="of:=[.K42]+[.L$30]" table:style-name="ce14">
            <text:p>219905.2632</text:p>
          </table:table-cell>
          <table:table-cell table:number-columns-repeated="2" table:style-name="ce1"/>
          <table:table-cell office:value-type="float" office:value="65.737474631578948" table:formula="of:=[.N42]+[.O$30]" table:style-name="ce7">
            <text:p>65.737</text:p>
          </table:table-cell>
          <table:table-cell table:number-columns-repeated="2" table:style-name="ce1"/>
          <table:table-cell office:value-type="float" office:value="135794.73684210522" table:formula="of:=[.Q42]-[.L$30]" table:style-name="ce14">
            <text:p>135794.7368</text:p>
          </table:table-cell>
          <table:table-cell table:number-columns-repeated="7" table:style-name="ce1"/>
          <table:table-cell office:value-type="float" office:value="3.1937377070608677" table:formula="of:=PI()*[.N43]*2100/[.Q43]" table:style-name="ce1">
            <text:p>3.193737707</text:p>
          </table:table-cell>
          <table:table-cell office:value-type="float" office:value="3.1889174373017579" table:formula="of:=PI()*[.N43]*2100/[.Q66]" table:style-name="ce1">
            <text:p>3.188917437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79.577263157894734" table:formula="of:=[.B43]+[.C$30]" table:style-name="ce7">
            <text:p>79.577</text:p>
          </table:table-cell>
          <table:table-cell table:number-columns-repeated="2" table:style-name="ce1"/>
          <table:table-cell office:value-type="float" office:value="4.2414209876060855" table:formula="of:=PI()*[.B44]*2100/[.Q44]" table:style-name="ce1">
            <text:p>4.241420988</text:p>
          </table:table-cell>
          <table:table-cell office:value-type="float" office:value="4.3032674196082787" table:formula="of:=PI()*[.B44]*2100/[.Q67]" table:style-name="ce1">
            <text:p>4.30326742</text:p>
          </table:table-cell>
          <table:table-cell table:number-columns-repeated="2" table:style-name="ce1"/>
          <table:table-cell table:number-columns-repeated="2" table:style-name="ce14"/>
          <table:table-cell office:value-type="float" office:value="231921.05263157899" table:formula="of:=[.K43]+[.L$30]" table:style-name="ce14">
            <text:p>231921.0526</text:p>
          </table:table-cell>
          <table:table-cell table:number-columns-repeated="2" table:style-name="ce1"/>
          <table:table-cell office:value-type="float" office:value="70.438560526315797" table:formula="of:=[.N43]+[.O$30]" table:style-name="ce7">
            <text:p>70.439</text:p>
          </table:table-cell>
          <table:table-cell table:number-columns-repeated="2" table:style-name="ce1"/>
          <table:table-cell office:value-type="float" office:value="123778.94736842101" table:formula="of:=[.Q43]-[.L$30]" table:style-name="ce14">
            <text:p>123778.9474</text:p>
          </table:table-cell>
          <table:table-cell table:number-columns-repeated="7" table:style-name="ce1"/>
          <table:table-cell office:value-type="float" office:value="3.7543335507818094" table:formula="of:=PI()*[.N44]*2100/[.Q44]" table:style-name="ce1">
            <text:p>3.754333551</text:p>
          </table:table-cell>
          <table:table-cell office:value-type="float" office:value="3.8090774998829406" table:formula="of:=PI()*[.N44]*2100/[.Q67]" table:style-name="ce1">
            <text:p>3.8090775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84.856210526315792" table:formula="of:=[.B44]+[.C$30]" table:style-name="ce7">
            <text:p>84.856</text:p>
          </table:table-cell>
          <table:table-cell table:number-columns-repeated="2" table:style-name="ce1"/>
          <table:table-cell office:value-type="float" office:value="5.0090358084660291" table:formula="of:=PI()*[.B45]*2100/[.Q45]" table:style-name="ce1">
            <text:p>5.009035808</text:p>
          </table:table-cell>
          <table:table-cell office:value-type="float" office:value="5.1835709255738829" table:formula="of:=PI()*[.B45]*2100/[.Q68]" table:style-name="ce1">
            <text:p>5.183570926</text:p>
          </table:table-cell>
          <table:table-cell table:number-columns-repeated="2" table:style-name="ce1"/>
          <table:table-cell table:number-columns-repeated="2" table:style-name="ce14"/>
          <table:table-cell office:value-type="float" office:value="243936.8421052632" table:formula="of:=[.K44]+[.L$30]" table:style-name="ce14">
            <text:p>243936.8421</text:p>
          </table:table-cell>
          <table:table-cell table:number-columns-repeated="2" table:style-name="ce1"/>
          <table:table-cell office:value-type="float" office:value="75.139646421052646" table:formula="of:=[.N44]+[.O$30]" table:style-name="ce7">
            <text:p>75.140</text:p>
          </table:table-cell>
          <table:table-cell table:number-columns-repeated="2" table:style-name="ce1"/>
          <table:table-cell office:value-type="float" office:value="111763.1578947368" table:formula="of:=[.Q44]-[.L$30]" table:style-name="ce14">
            <text:p>111763.1579</text:p>
          </table:table-cell>
          <table:table-cell table:number-columns-repeated="7" table:style-name="ce1"/>
          <table:table-cell office:value-type="float" office:value="4.4354700407203094" table:formula="of:=PI()*[.N45]*2100/[.Q45]" table:style-name="ce1">
            <text:p>4.435470041</text:p>
          </table:table-cell>
          <table:table-cell office:value-type="float" office:value="4.5900198009110973" table:formula="of:=PI()*[.N45]*2100/[.Q68]" table:style-name="ce1">
            <text:p>4.590019801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90.135157894736849" table:formula="of:=[.B45]+[.C$30]" table:style-name="ce7">
            <text:p>90.135</text:p>
          </table:table-cell>
          <table:table-cell table:number-columns-repeated="2" table:style-name="ce1"/>
          <table:table-cell office:value-type="float" office:value="5.961587800708755" table:formula="of:=PI()*[.B46]*2100/[.Q46]" table:style-name="ce1">
            <text:p>5.961587801</text:p>
          </table:table-cell>
          <table:table-cell office:value-type="float" office:value="6.3260924971462638" table:formula="of:=PI()*[.B46]*2100/[.Q69]" table:style-name="ce1">
            <text:p>6.326092497</text:p>
          </table:table-cell>
          <table:table-cell table:number-columns-repeated="2" table:style-name="ce1"/>
          <table:table-cell table:number-columns-repeated="2" table:style-name="ce14"/>
          <table:table-cell office:value-type="float" office:value="255952.63157894742" table:formula="of:=[.K45]+[.L$30]" table:style-name="ce14">
            <text:p>255952.6316</text:p>
          </table:table-cell>
          <table:table-cell table:number-columns-repeated="2" table:style-name="ce1"/>
          <table:table-cell office:value-type="float" office:value="79.840732315789495" table:formula="of:=[.N45]+[.O$30]" table:style-name="ce7">
            <text:p>79.841</text:p>
          </table:table-cell>
          <table:table-cell table:number-columns-repeated="2" table:style-name="ce1"/>
          <table:table-cell office:value-type="float" office:value="99747.368421052583" table:formula="of:=[.Q45]-[.L$30]" table:style-name="ce14">
            <text:p>99747.36842</text:p>
          </table:table-cell>
          <table:table-cell table:number-columns-repeated="7" table:style-name="ce1"/>
          <table:table-cell office:value-type="float" office:value="5.2807089585323403" table:formula="of:=PI()*[.N46]*2100/[.Q46]" table:style-name="ce1">
            <text:p>5.280708959</text:p>
          </table:table-cell>
          <table:table-cell office:value-type="float" office:value="5.6035832128838114" table:formula="of:=PI()*[.N46]*2100/[.Q69]" table:style-name="ce1">
            <text:p>5.603583213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95.414105263157907" table:formula="of:=[.B46]+[.C$30]" table:style-name="ce7">
            <text:p>95.414</text:p>
          </table:table-cell>
          <table:table-cell table:number-columns-repeated="2" table:style-name="ce1"/>
          <table:table-cell office:value-type="float" office:value="7.1750644073002894" table:formula="of:=PI()*[.B47]*2100/[.Q47]" table:style-name="ce1">
            <text:p>7.175064407</text:p>
          </table:table-cell>
          <table:table-cell office:value-type="float" office:value="7.8684966187689778" table:formula="of:=PI()*[.B47]*2100/[.Q70]" table:style-name="ce1">
            <text:p>7.868496619</text:p>
          </table:table-cell>
          <table:table-cell table:number-columns-repeated="2" table:style-name="ce1"/>
          <table:table-cell table:number-columns-repeated="2" table:style-name="ce14"/>
          <table:table-cell office:value-type="float" office:value="267968.42105263163" table:formula="of:=[.K46]+[.L$30]" table:style-name="ce14">
            <text:p>267968.4211</text:p>
          </table:table-cell>
          <table:table-cell table:number-columns-repeated="2" table:style-name="ce1"/>
          <table:table-cell office:value-type="float" office:value="84.541818210526344" table:formula="of:=[.N46]+[.O$30]" table:style-name="ce7">
            <text:p>84.542</text:p>
          </table:table-cell>
          <table:table-cell table:number-columns-repeated="2" table:style-name="ce1"/>
          <table:table-cell office:value-type="float" office:value="87731.578947368369" table:formula="of:=[.Q46]-[.L$30]" table:style-name="ce14">
            <text:p>87731.57895</text:p>
          </table:table-cell>
          <table:table-cell table:number-columns-repeated="7" table:style-name="ce1"/>
          <table:table-cell office:value-type="float" office:value="6.3574771161745822" table:formula="of:=PI()*[.N47]*2100/[.Q47]" table:style-name="ce1">
            <text:p>6.357477116</text:p>
          </table:table-cell>
          <table:table-cell office:value-type="float" office:value="6.9718938190469766" table:formula="of:=PI()*[.N47]*2100/[.Q70]" table:style-name="ce1">
            <text:p>6.971893819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100.69305263157896" table:formula="of:=[.B47]+[.C$30]" table:style-name="ce7">
            <text:p>100.693</text:p>
          </table:table-cell>
          <table:table-cell table:number-columns-repeated="2" table:style-name="ce1"/>
          <table:table-cell office:value-type="float" office:value="8.7736886703423291" table:formula="of:=PI()*[.B48]*2100/[.Q48]" table:style-name="ce1">
            <text:p>8.77368867</text:p>
          </table:table-cell>
          <table:table-cell office:value-type="float" office:value="10.065254004110418" table:formula="of:=PI()*[.B48]*2100/[.Q71]" table:style-name="ce1">
            <text:p>10.065254</text:p>
          </table:table-cell>
          <table:table-cell table:number-columns-repeated="2" table:style-name="ce1"/>
          <table:table-cell table:number-columns-repeated="2" table:style-name="ce14"/>
          <table:table-cell office:value-type="float" office:value="279984.21052631584" table:formula="of:=[.K47]+[.L$30]" table:style-name="ce14">
            <text:p>279984.2105</text:p>
          </table:table-cell>
          <table:table-cell table:number-columns-repeated="2" table:style-name="ce1"/>
          <table:table-cell office:value-type="float" office:value="89.242904105263193" table:formula="of:=[.N47]+[.O$30]" table:style-name="ce7">
            <text:p>89.243</text:p>
          </table:table-cell>
          <table:table-cell table:number-columns-repeated="2" table:style-name="ce1"/>
          <table:table-cell office:value-type="float" office:value="75715.789473684155" table:formula="of:=[.Q47]-[.L$30]" table:style-name="ce14">
            <text:p>75715.78947</text:p>
          </table:table-cell>
          <table:table-cell table:number-columns-repeated="7" table:style-name="ce1"/>
          <table:table-cell office:value-type="float" office:value="7.7760027747061908" table:formula="of:=PI()*[.N48]*2100/[.Q48]" table:style-name="ce1">
            <text:p>7.776002775</text:p>
          </table:table-cell>
          <table:table-cell office:value-type="float" office:value="8.9206998338854202" table:formula="of:=PI()*[.N48]*2100/[.Q71]" table:style-name="ce1">
            <text:p>8.920699834</text:p>
          </table:table-cell>
          <table:table-cell table:number-columns-repeated="16358"/>
        </table:table-row>
        <table:table-row table:style-name="ro1">
          <table:table-cell office:value-type="float" office:value="105.97199999999999" table:style-name="ce4">
            <text:p>105.972</text:p>
          </table:table-cell>
          <table:table-cell office:value-type="float" office:value="105.97200000000002" table:formula="of:=[.B48]+[.C$30]" table:style-name="ce7">
            <text:p>105.972</text:p>
          </table:table-cell>
          <table:table-cell table:number-columns-repeated="2" table:style-name="ce1"/>
          <table:table-cell office:value-type="float" office:value="10.975412857787404" table:formula="of:=PI()*[.B49]*2100/[.Q49]" table:style-name="ce1">
            <text:p>10.97541286</text:p>
          </table:table-cell>
          <table:table-cell office:value-type="float" office:value="13.444880750789558" table:formula="of:=PI()*[.B49]*2100/[.Q72]" table:style-name="ce1">
            <text:p>13.44488075</text:p>
          </table:table-cell>
          <table:table-cell table:number-columns-repeated="2" table:style-name="ce1"/>
          <table:table-cell office:value-type="string" table:style-name="ce14">
            <text:p>v_D</text:p>
          </table:table-cell>
          <table:table-cell office:value-type="float" office:value="292000" table:style-name="ce14">
            <text:p>292000</text:p>
          </table:table-cell>
          <table:table-cell office:value-type="float" office:value="292000.00000000006" table:formula="of:=[.K48]+[.L$30]" table:style-name="ce14">
            <text:p>292000</text:p>
          </table:table-cell>
          <table:table-cell table:style-name="ce1"/>
          <table:table-cell office:value-type="float" office:value="93.943989999999999" table:style-name="ce4">
            <text:p>93.944</text:p>
          </table:table-cell>
          <table:table-cell office:value-type="float" office:value="93.943990000000042" table:formula="of:=[.N48]+[.O$30]" table:style-name="ce7">
            <text:p>93.944</text:p>
          </table:table-cell>
          <table:table-cell table:number-columns-repeated="2" table:style-name="ce1"/>
          <table:table-cell office:value-type="float" office:value="63699.999999999942" table:formula="of:=[.Q48]-[.L$30]" table:style-name="ce14">
            <text:p>63700</text:p>
          </table:table-cell>
          <table:table-cell table:number-columns-repeated="7" table:style-name="ce1"/>
          <table:table-cell office:value-type="float" office:value="9.7296840274586831" table:formula="of:=PI()*[.N49]*2100/[.Q49]" table:style-name="ce1">
            <text:p>9.729684027</text:p>
          </table:table-cell>
          <table:table-cell office:value-type="float" office:value="11.918862933636875" table:formula="of:=PI()*[.N49]*2100/[.Q72]" table:style-name="ce1">
            <text:p>11.91886293</text:p>
          </table:table-cell>
          <table:table-cell table:number-columns-repeated="16358"/>
        </table:table-row>
        <table:table-row table:style-name="ro1">
          <table:table-cell table:number-columns-repeated="8" table:style-name="ce1"/>
          <table:table-cell table:number-columns-repeated="3" table:style-name="ce14"/>
          <table:table-cell table:style-name="ce1"/>
          <table:table-cell office:value-type="string" table:style-name="ce1">
            <text:p>f50</text:p>
          </table:table-cell>
          <table:table-cell table:number-columns-repeated="5" table:style-name="ce1"/>
          <table:table-cell office:value-type="string" table:style-name="ce1">
            <text:p>50tas</text:p>
          </table:table-cell>
          <table:table-cell office:value-type="string" table:style-name="ce1">
            <text:p>eas</text:p>
          </table:table-cell>
          <table:table-cell table:number-columns-repeated="16364" table:style-name="ce1"/>
        </table:table-row>
        <table:table-row table:style-name="ro1">
          <table:table-cell table:number-columns-repeated="12" table:style-name="ce1"/>
          <table:table-cell office:value-type="float" office:value="3.9994719999999999" table:style-name="ce4">
            <text:p>3.999</text:p>
          </table:table-cell>
          <table:table-cell office:value-type="float" office:value="3.9994719999999999" table:style-name="ce4">
            <text:p>3.999</text:p>
          </table:table-cell>
          <table:table-cell office:value-type="float" office:value="4.0774093684210522" table:formula="of:=([.M70]-[.M51])/19" table:style-name="ce1">
            <text:p>4.077409368</text:p>
          </table:table-cell>
          <table:table-cell table:number-columns-repeated="3" table:style-name="ce1"/>
          <table:table-cell office:value-type="float" office:value="9.0362653740479318E-2" table:formula="of:=PI()*[.N51]*2100/[.Q30]" table:style-name="ce1">
            <text:p>0.090362654</text:p>
          </table:table-cell>
          <table:table-cell office:value-type="float" office:value="8.2974512239685411E-2" table:formula="of:=PI()*[.N51]*2100/[.Q53]" table:style-name="ce1">
            <text:p>0.082974512</text:p>
          </table:table-cell>
          <table:table-cell table:number-columns-repeated="16364" table:style-name="ce1"/>
        </table:table-row>
        <table:table-row table:style-name="ro1">
          <table:table-cell table:style-name="ce14"/>
          <table:table-cell office:value-type="string" table:style-name="ce14">
            <text:p>eas</text:p>
          </table:table-cell>
          <table:table-cell table:style-name="ce14"/>
          <table:table-cell table:number-columns-repeated="5" table:style-name="ce1"/>
          <table:table-cell table:style-name="ce14"/>
          <table:table-cell office:value-type="string" table:style-name="ce14">
            <text:p>V25 eas</text:p>
          </table:table-cell>
          <table:table-cell table:style-name="ce14"/>
          <table:table-cell table:number-columns-repeated="2" table:style-name="ce1"/>
          <table:table-cell office:value-type="float" office:value="8.0768813684210521" table:formula="of:=[.N51]+[.O$51]" table:style-name="ce7">
            <text:p>8.077</text:p>
          </table:table-cell>
          <table:table-cell table:number-columns-repeated="4" table:style-name="ce1"/>
          <table:table-cell office:value-type="float" office:value="0.19031776598695779" table:formula="of:=PI()*[.N52]*2100/[.Q31]" table:style-name="ce1">
            <text:p>0.190317766</text:p>
          </table:table-cell>
          <table:table-cell office:value-type="float" office:value="0.17528279427299504" table:formula="of:=PI()*[.N52]*2100/[.Q54]" table:style-name="ce1">
            <text:p>0.175282794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4">
            <text:p>v_s</text:p>
          </table:table-cell>
          <table:table-cell office:value-type="float" office:value="52000" table:style-name="ce14">
            <text:p>52000</text:p>
          </table:table-cell>
          <table:table-cell office:value-type="float" office:value="52000" table:style-name="ce15">
            <text:p>52000.0</text:p>
          </table:table-cell>
          <table:table-cell office:value-type="float" office:value="30736.842105263157" table:formula="of:=([.B72]-[.B53])/19" table:style-name="ce1">
            <text:p>30736.84211</text:p>
          </table:table-cell>
          <table:table-cell office:value-type="float" office:value="636000" table:style-name="ce1">
            <text:p>636000</text:p>
          </table:table-cell>
          <table:table-cell table:number-columns-repeated="3" table:style-name="ce1"/>
          <table:table-cell office:value-type="string" table:style-name="ce14">
            <text:p>v_s</text:p>
          </table:table-cell>
          <table:table-cell office:value-type="float" office:value="52000" table:style-name="ce14">
            <text:p>52000</text:p>
          </table:table-cell>
          <table:table-cell office:value-type="float" office:value="52000" table:style-name="ce15">
            <text:p>52000.0</text:p>
          </table:table-cell>
          <table:table-cell office:value-type="float" office:value="14000" table:formula="of:=([.J72]-[.J53])/19" table:style-name="ce1">
            <text:p>14000</text:p>
          </table:table-cell>
          <table:table-cell table:style-name="ce1"/>
          <table:table-cell office:value-type="float" office:value="12.154290736842103" table:formula="of:=[.N52]+[.O$51]" table:style-name="ce7">
            <text:p>12.154</text:p>
          </table:table-cell>
          <table:table-cell table:number-columns-repeated="2" table:style-name="ce1"/>
          <table:table-cell office:value-type="float" office:value="318000" table:style-name="ce1">
            <text:p>318000</text:p>
          </table:table-cell>
          <table:table-cell table:style-name="ce1"/>
          <table:table-cell office:value-type="float" office:value="0.29923691646491318" table:formula="of:=PI()*[.N53]*2100/[.Q32]" table:style-name="ce1">
            <text:p>0.299236916</text:p>
          </table:table-cell>
          <table:table-cell office:value-type="float" office:value="0.27650360008883107" table:formula="of:=PI()*[.N53]*2100/[.Q55]" table:style-name="ce1">
            <text:p>0.2765036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4"/>
          <table:table-cell office:value-type="float" office:value="82736.84210526316" table:formula="of:=[.C53]+[.D$53]" table:style-name="ce15">
            <text:p>82736.8</text:p>
          </table:table-cell>
          <table:table-cell table:style-name="ce1"/>
          <table:table-cell office:value-type="float" office:value="605263.15789473685" table:formula="of:=[.E53]-[.D53]" table:style-name="ce1">
            <text:p>605263.1579</text:p>
          </table:table-cell>
          <table:table-cell table:number-columns-repeated="3" table:style-name="ce1"/>
          <table:table-cell table:number-columns-repeated="2" table:style-name="ce14"/>
          <table:table-cell office:value-type="float" office:value="66000" table:formula="of:=[.K53]+[.L$53]" table:style-name="ce15">
            <text:p>66000.0</text:p>
          </table:table-cell>
          <table:table-cell table:number-columns-repeated="2" table:style-name="ce1"/>
          <table:table-cell office:value-type="float" office:value="16.231700105263155" table:formula="of:=[.N53]+[.O$51]" table:style-name="ce7">
            <text:p>16.232</text:p>
          </table:table-cell>
          <table:table-cell table:number-columns-repeated="2" table:style-name="ce1"/>
          <table:table-cell office:value-type="float" office:value="304000" table:formula="of:=[.Q53]-[.L$53]" table:style-name="ce1">
            <text:p>304000</text:p>
          </table:table-cell>
          <table:table-cell table:style-name="ce1"/>
          <table:table-cell office:value-type="float" office:value="0.41838256528923923" table:formula="of:=PI()*[.N54]*2100/[.Q33]" table:style-name="ce1">
            <text:p>0.418382565</text:p>
          </table:table-cell>
          <table:table-cell office:value-type="float" office:value="0.38799318330627369" table:formula="of:=PI()*[.N54]*2100/[.Q56]" table:style-name="ce1">
            <text:p>0.387993183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4"/>
          <table:table-cell office:value-type="float" office:value="113473.68421052632" table:formula="of:=[.C54]+[.D$53]" table:style-name="ce15">
            <text:p>113473.7</text:p>
          </table:table-cell>
          <table:table-cell table:style-name="ce1"/>
          <table:table-cell office:value-type="float" office:value="605263.15789473685" table:formula="of:=[.E54]-[.D54]" table:style-name="ce1">
            <text:p>605263.1579</text:p>
          </table:table-cell>
          <table:table-cell table:number-columns-repeated="3" table:style-name="ce1"/>
          <table:table-cell table:number-columns-repeated="2" table:style-name="ce14"/>
          <table:table-cell office:value-type="float" office:value="80000" table:formula="of:=[.K54]+[.L$53]" table:style-name="ce15">
            <text:p>80000.0</text:p>
          </table:table-cell>
          <table:table-cell table:number-columns-repeated="2" table:style-name="ce1"/>
          <table:table-cell office:value-type="float" office:value="20.309109473684206" table:formula="of:=[.N54]+[.O$51]" table:style-name="ce7">
            <text:p>20.309</text:p>
          </table:table-cell>
          <table:table-cell table:number-columns-repeated="2" table:style-name="ce1"/>
          <table:table-cell office:value-type="float" office:value="290000" table:formula="of:=[.Q54]-[.L$53]" table:style-name="ce1">
            <text:p>290000</text:p>
          </table:table-cell>
          <table:table-cell table:style-name="ce1"/>
          <table:table-cell office:value-type="float" office:value="0.54926591655017243" table:formula="of:=PI()*[.N55]*2100/[.Q34]" table:style-name="ce1">
            <text:p>0.549265917</text:p>
          </table:table-cell>
          <table:table-cell office:value-type="float" office:value="0.51139768381412998" table:formula="of:=PI()*[.N55]*2100/[.Q57]" table:style-name="ce1">
            <text:p>0.511397684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4"/>
          <table:table-cell office:value-type="float" office:value="144210.52631578947" table:formula="of:=[.C55]+[.D$53]" table:style-name="ce15">
            <text:p>144210.5</text:p>
          </table:table-cell>
          <table:table-cell table:style-name="ce1"/>
          <table:table-cell office:value-type="float" office:value="605263.15789473685" table:formula="of:=[.E55]-[.D55]" table:style-name="ce1">
            <text:p>605263.1579</text:p>
          </table:table-cell>
          <table:table-cell table:number-columns-repeated="3" table:style-name="ce1"/>
          <table:table-cell table:number-columns-repeated="2" table:style-name="ce14"/>
          <table:table-cell office:value-type="float" office:value="94000" table:formula="of:=[.K55]+[.L$53]" table:style-name="ce15">
            <text:p>94000.0</text:p>
          </table:table-cell>
          <table:table-cell table:number-columns-repeated="2" table:style-name="ce1"/>
          <table:table-cell office:value-type="float" office:value="24.386518842105257" table:formula="of:=[.N55]+[.O$51]" table:style-name="ce7">
            <text:p>24.387</text:p>
          </table:table-cell>
          <table:table-cell table:number-columns-repeated="2" table:style-name="ce1"/>
          <table:table-cell office:value-type="float" office:value="276000" table:formula="of:=[.Q55]-[.L$53]" table:style-name="ce1">
            <text:p>276000</text:p>
          </table:table-cell>
          <table:table-cell table:style-name="ce1"/>
          <table:table-cell office:value-type="float" office:value="0.69371135522418681" table:formula="of:=PI()*[.N56]*2100/[.Q35]" table:style-name="ce1">
            <text:p>0.693711355</text:p>
          </table:table-cell>
          <table:table-cell office:value-type="float" office:value="0.64873495050835717" table:formula="of:=PI()*[.N56]*2100/[.Q58]" table:style-name="ce1">
            <text:p>0.648734951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4"/>
          <table:table-cell office:value-type="float" office:value="174947.36842105261" table:formula="of:=[.C56]+[.D$53]" table:style-name="ce15">
            <text:p>174947.4</text:p>
          </table:table-cell>
          <table:table-cell table:style-name="ce1"/>
          <table:table-cell office:value-type="float" office:value="605263.15789473685" table:formula="of:=[.E56]-[.D56]" table:style-name="ce1">
            <text:p>605263.1579</text:p>
          </table:table-cell>
          <table:table-cell table:number-columns-repeated="3" table:style-name="ce1"/>
          <table:table-cell table:number-columns-repeated="2" table:style-name="ce14"/>
          <table:table-cell office:value-type="float" office:value="108000" table:formula="of:=[.K56]+[.L$53]" table:style-name="ce15">
            <text:p>108000.0</text:p>
          </table:table-cell>
          <table:table-cell table:number-columns-repeated="2" table:style-name="ce1"/>
          <table:table-cell office:value-type="float" office:value="28.463928210526309" table:formula="of:=[.N56]+[.O$51]" table:style-name="ce7">
            <text:p>28.464</text:p>
          </table:table-cell>
          <table:table-cell table:number-columns-repeated="2" table:style-name="ce1"/>
          <table:table-cell office:value-type="float" office:value="262000" table:formula="of:=[.Q56]-[.L$53]" table:style-name="ce1">
            <text:p>262000</text:p>
          </table:table-cell>
          <table:table-cell table:style-name="ce1"/>
          <table:table-cell office:value-type="float" office:value="0.85394200937341913" table:formula="of:=PI()*[.N57]*2100/[.Q36]" table:style-name="ce1">
            <text:p>0.853942009</text:p>
          </table:table-cell>
          <table:table-cell office:value-type="float" office:value="0.80250573629420141" table:formula="of:=PI()*[.N57]*2100/[.Q59]" table:style-name="ce1">
            <text:p>0.802505736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4"/>
          <table:table-cell office:value-type="float" office:value="205684.21052631576" table:formula="of:=[.C57]+[.D$53]" table:style-name="ce15">
            <text:p>205684.2</text:p>
          </table:table-cell>
          <table:table-cell table:style-name="ce1"/>
          <table:table-cell office:value-type="float" office:value="605263.15789473685" table:formula="of:=[.E57]-[.D57]" table:style-name="ce1">
            <text:p>605263.1579</text:p>
          </table:table-cell>
          <table:table-cell table:number-columns-repeated="3" table:style-name="ce1"/>
          <table:table-cell table:number-columns-repeated="2" table:style-name="ce14"/>
          <table:table-cell office:value-type="float" office:value="122000" table:formula="of:=[.K57]+[.L$53]" table:style-name="ce15">
            <text:p>122000.0</text:p>
          </table:table-cell>
          <table:table-cell table:number-columns-repeated="2" table:style-name="ce1"/>
          <table:table-cell office:value-type="float" office:value="32.541337578947363" table:formula="of:=[.N57]+[.O$51]" table:style-name="ce7">
            <text:p>32.541</text:p>
          </table:table-cell>
          <table:table-cell table:number-columns-repeated="2" table:style-name="ce1"/>
          <table:table-cell office:value-type="float" office:value="248000" table:formula="of:=[.Q57]-[.L$53]" table:style-name="ce1">
            <text:p>248000</text:p>
          </table:table-cell>
          <table:table-cell table:style-name="ce1"/>
          <table:table-cell office:value-type="float" office:value="1.0326949847673763" table:formula="of:=PI()*[.N58]*2100/[.Q37]" table:style-name="ce1">
            <text:p>1.032694985</text:p>
          </table:table-cell>
          <table:table-cell office:value-type="float" office:value="0.97584734936188022" table:formula="of:=PI()*[.N58]*2100/[.Q60]" table:style-name="ce1">
            <text:p>0.975847349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4"/>
          <table:table-cell office:value-type="float" office:value="236421.0526315789" table:formula="of:=[.C58]+[.D$53]" table:style-name="ce15">
            <text:p>236421.1</text:p>
          </table:table-cell>
          <table:table-cell table:style-name="ce1"/>
          <table:table-cell office:value-type="float" office:value="605263.15789473685" table:formula="of:=[.E58]-[.D58]" table:style-name="ce1">
            <text:p>605263.1579</text:p>
          </table:table-cell>
          <table:table-cell table:number-columns-repeated="3" table:style-name="ce1"/>
          <table:table-cell table:number-columns-repeated="2" table:style-name="ce14"/>
          <table:table-cell office:value-type="float" office:value="136000" table:formula="of:=[.K58]+[.L$53]" table:style-name="ce15">
            <text:p>136000.0</text:p>
          </table:table-cell>
          <table:table-cell table:number-columns-repeated="2" table:style-name="ce1"/>
          <table:table-cell office:value-type="float" office:value="36.618746947368415" table:formula="of:=[.N58]+[.O$51]" table:style-name="ce7">
            <text:p>36.619</text:p>
          </table:table-cell>
          <table:table-cell table:number-columns-repeated="2" table:style-name="ce1"/>
          <table:table-cell office:value-type="float" office:value="234000" table:formula="of:=[.Q58]-[.L$53]" table:style-name="ce1">
            <text:p>234000</text:p>
          </table:table-cell>
          <table:table-cell table:style-name="ce1"/>
          <table:table-cell office:value-type="float" office:value="1.2333790136235221" table:formula="of:=PI()*[.N59]*2100/[.Q38]" table:style-name="ce1">
            <text:p>1.233379014</text:p>
          </table:table-cell>
          <table:table-cell office:value-type="float" office:value="1.1727499583805057" table:formula="of:=PI()*[.N59]*2100/[.Q61]" table:style-name="ce1">
            <text:p>1.172749958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4"/>
          <table:table-cell office:value-type="float" office:value="267157.89473684208" table:formula="of:=[.C59]+[.D$53]" table:style-name="ce15">
            <text:p>267157.9</text:p>
          </table:table-cell>
          <table:table-cell table:style-name="ce1"/>
          <table:table-cell office:value-type="float" office:value="605263.15789473685" table:formula="of:=[.E59]-[.D59]" table:style-name="ce1">
            <text:p>605263.1579</text:p>
          </table:table-cell>
          <table:table-cell table:number-columns-repeated="3" table:style-name="ce1"/>
          <table:table-cell table:number-columns-repeated="2" table:style-name="ce14"/>
          <table:table-cell office:value-type="float" office:value="150000" table:formula="of:=[.K59]+[.L$53]" table:style-name="ce15">
            <text:p>150000.0</text:p>
          </table:table-cell>
          <table:table-cell table:number-columns-repeated="2" table:style-name="ce1"/>
          <table:table-cell office:value-type="float" office:value="40.696156315789466" table:formula="of:=[.N59]+[.O$51]" table:style-name="ce7">
            <text:p>40.696</text:p>
          </table:table-cell>
          <table:table-cell table:number-columns-repeated="2" table:style-name="ce1"/>
          <table:table-cell office:value-type="float" office:value="220000" table:formula="of:=[.Q59]-[.L$53]" table:style-name="ce1">
            <text:p>220000</text:p>
          </table:table-cell>
          <table:table-cell table:style-name="ce1"/>
          <table:table-cell office:value-type="float" office:value="1.4602939208971288" table:formula="of:=PI()*[.N60]*2100/[.Q39]" table:style-name="ce1">
            <text:p>1.460293921</text:p>
          </table:table-cell>
          <table:table-cell office:value-type="float" office:value="1.3983675312143475" table:formula="of:=PI()*[.N60]*2100/[.Q62]" table:style-name="ce1">
            <text:p>1.398367531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4"/>
          <table:table-cell office:value-type="float" office:value="297894.73684210522" table:formula="of:=[.C60]+[.D$53]" table:style-name="ce15">
            <text:p>297894.7</text:p>
          </table:table-cell>
          <table:table-cell table:style-name="ce1"/>
          <table:table-cell office:value-type="float" office:value="605263.15789473685" table:formula="of:=[.E60]-[.D60]" table:style-name="ce1">
            <text:p>605263.1579</text:p>
          </table:table-cell>
          <table:table-cell table:number-columns-repeated="3" table:style-name="ce1"/>
          <table:table-cell table:number-columns-repeated="2" table:style-name="ce14"/>
          <table:table-cell office:value-type="float" office:value="164000" table:formula="of:=[.K60]+[.L$53]" table:style-name="ce15">
            <text:p>164000.0</text:p>
          </table:table-cell>
          <table:table-cell table:number-columns-repeated="2" table:style-name="ce1"/>
          <table:table-cell office:value-type="float" office:value="44.773565684210517" table:formula="of:=[.N60]+[.O$51]" table:style-name="ce7">
            <text:p>44.774</text:p>
          </table:table-cell>
          <table:table-cell table:number-columns-repeated="2" table:style-name="ce1"/>
          <table:table-cell office:value-type="float" office:value="206000" table:formula="of:=[.Q60]-[.L$53]" table:style-name="ce1">
            <text:p>206000</text:p>
          </table:table-cell>
          <table:table-cell table:style-name="ce1"/>
          <table:table-cell office:value-type="float" office:value="1.718942165586089" table:formula="of:=PI()*[.N61]*2100/[.Q40]" table:style-name="ce1">
            <text:p>1.718942166</text:p>
          </table:table-cell>
          <table:table-cell office:value-type="float" office:value="1.6594755087636248" table:formula="of:=PI()*[.N61]*2100/[.Q63]" table:style-name="ce1">
            <text:p>1.659475509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4"/>
          <table:table-cell office:value-type="float" office:value="328631.57894736837" table:formula="of:=[.C61]+[.D$53]" table:style-name="ce15">
            <text:p>328631.6</text:p>
          </table:table-cell>
          <table:table-cell table:style-name="ce1"/>
          <table:table-cell office:value-type="float" office:value="605263.15789473685" table:formula="of:=[.E61]-[.D61]" table:style-name="ce1">
            <text:p>605263.1579</text:p>
          </table:table-cell>
          <table:table-cell table:number-columns-repeated="3" table:style-name="ce1"/>
          <table:table-cell table:number-columns-repeated="2" table:style-name="ce14"/>
          <table:table-cell office:value-type="float" office:value="178000" table:formula="of:=[.K61]+[.L$53]" table:style-name="ce15">
            <text:p>178000.0</text:p>
          </table:table-cell>
          <table:table-cell table:number-columns-repeated="2" table:style-name="ce1"/>
          <table:table-cell office:value-type="float" office:value="48.850975052631568" table:formula="of:=[.N61]+[.O$51]" table:style-name="ce7">
            <text:p>48.851</text:p>
          </table:table-cell>
          <table:table-cell table:number-columns-repeated="2" table:style-name="ce1"/>
          <table:table-cell office:value-type="float" office:value="192000" table:formula="of:=[.Q61]-[.L$53]" table:style-name="ce1">
            <text:p>192000</text:p>
          </table:table-cell>
          <table:table-cell table:style-name="ce1"/>
          <table:table-cell office:value-type="float" office:value="2.0164809126378045" table:formula="of:=PI()*[.N62]*2100/[.Q41]" table:style-name="ce1">
            <text:p>2.016480913</text:p>
          </table:table-cell>
          <table:table-cell office:value-type="float" office:value="1.9651628971139985" table:formula="of:=PI()*[.N62]*2100/[.Q64]" table:style-name="ce1">
            <text:p>1.965162897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4"/>
          <table:table-cell office:value-type="float" office:value="359368.42105263151" table:formula="of:=[.C62]+[.D$53]" table:style-name="ce15">
            <text:p>359368.4</text:p>
          </table:table-cell>
          <table:table-cell table:style-name="ce1"/>
          <table:table-cell office:value-type="float" office:value="605263.15789473685" table:formula="of:=[.E62]-[.D62]" table:style-name="ce1">
            <text:p>605263.1579</text:p>
          </table:table-cell>
          <table:table-cell table:number-columns-repeated="3" table:style-name="ce1"/>
          <table:table-cell table:number-columns-repeated="2" table:style-name="ce14"/>
          <table:table-cell office:value-type="float" office:value="192000" table:formula="of:=[.K62]+[.L$53]" table:style-name="ce15">
            <text:p>192000.0</text:p>
          </table:table-cell>
          <table:table-cell table:number-columns-repeated="2" table:style-name="ce1"/>
          <table:table-cell office:value-type="float" office:value="52.92838442105262" table:formula="of:=[.N62]+[.O$51]" table:style-name="ce7">
            <text:p>52.928</text:p>
          </table:table-cell>
          <table:table-cell table:number-columns-repeated="2" table:style-name="ce1"/>
          <table:table-cell office:value-type="float" office:value="178000" table:formula="of:=[.Q62]-[.L$53]" table:style-name="ce1">
            <text:p>178000</text:p>
          </table:table-cell>
          <table:table-cell table:style-name="ce1"/>
          <table:table-cell office:value-type="float" office:value="2.3623946033954781" table:formula="of:=PI()*[.N63]*2100/[.Q42]" table:style-name="ce1">
            <text:p>2.362394603</text:p>
          </table:table-cell>
          <table:table-cell office:value-type="float" office:value="2.3279119312897754" table:formula="of:=PI()*[.N63]*2100/[.Q65]" table:style-name="ce1">
            <text:p>2.327911931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4"/>
          <table:table-cell office:value-type="float" office:value="390105.26315789466" table:formula="of:=[.C63]+[.D$53]" table:style-name="ce15">
            <text:p>390105.3</text:p>
          </table:table-cell>
          <table:table-cell table:style-name="ce1"/>
          <table:table-cell office:value-type="float" office:value="605263.15789473685" table:formula="of:=[.E63]-[.D63]" table:style-name="ce1">
            <text:p>605263.1579</text:p>
          </table:table-cell>
          <table:table-cell table:number-columns-repeated="3" table:style-name="ce1"/>
          <table:table-cell table:number-columns-repeated="2" table:style-name="ce14"/>
          <table:table-cell office:value-type="float" office:value="206000" table:formula="of:=[.K63]+[.L$53]" table:style-name="ce15">
            <text:p>206000.0</text:p>
          </table:table-cell>
          <table:table-cell table:number-columns-repeated="2" table:style-name="ce1"/>
          <table:table-cell office:value-type="float" office:value="57.005793789473671" table:formula="of:=[.N63]+[.O$51]" table:style-name="ce7">
            <text:p>57.006</text:p>
          </table:table-cell>
          <table:table-cell table:number-columns-repeated="2" table:style-name="ce1"/>
          <table:table-cell office:value-type="float" office:value="164000" table:formula="of:=[.Q63]-[.L$53]" table:style-name="ce1">
            <text:p>164000</text:p>
          </table:table-cell>
          <table:table-cell table:style-name="ce1"/>
          <table:table-cell office:value-type="float" office:value="2.769524600187784" table:formula="of:=PI()*[.N64]*2100/[.Q43]" table:style-name="ce1">
            <text:p>2.7695246</text:p>
          </table:table-cell>
          <table:table-cell office:value-type="float" office:value="2.7653445901487999" table:formula="of:=PI()*[.N64]*2100/[.Q66]" table:style-name="ce1">
            <text:p>2.76534459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4"/>
          <table:table-cell office:value-type="float" office:value="420842.10526315781" table:formula="of:=[.C64]+[.D$53]" table:style-name="ce15">
            <text:p>420842.1</text:p>
          </table:table-cell>
          <table:table-cell table:style-name="ce1"/>
          <table:table-cell office:value-type="float" office:value="605263.15789473685" table:formula="of:=[.E64]-[.D64]" table:style-name="ce1">
            <text:p>605263.1579</text:p>
          </table:table-cell>
          <table:table-cell table:number-columns-repeated="3" table:style-name="ce1"/>
          <table:table-cell table:number-columns-repeated="2" table:style-name="ce14"/>
          <table:table-cell office:value-type="float" office:value="220000" table:formula="of:=[.K64]+[.L$53]" table:style-name="ce15">
            <text:p>220000.0</text:p>
          </table:table-cell>
          <table:table-cell table:number-columns-repeated="2" table:style-name="ce1"/>
          <table:table-cell office:value-type="float" office:value="61.083203157894722" table:formula="of:=[.N64]+[.O$51]" table:style-name="ce7">
            <text:p>61.083</text:p>
          </table:table-cell>
          <table:table-cell table:number-columns-repeated="2" table:style-name="ce1"/>
          <table:table-cell office:value-type="float" office:value="150000" table:formula="of:=[.Q64]-[.L$53]" table:style-name="ce1">
            <text:p>150000</text:p>
          </table:table-cell>
          <table:table-cell table:style-name="ce1"/>
          <table:table-cell office:value-type="float" office:value="3.2556985448223239" table:formula="of:=PI()*[.N65]*2100/[.Q44]" table:style-name="ce1">
            <text:p>3.255698545</text:p>
          </table:table-cell>
          <table:table-cell office:value-type="float" office:value="3.3031716297295679" table:formula="of:=PI()*[.N65]*2100/[.Q67]" table:style-name="ce1">
            <text:p>3.30317163</text:p>
          </table:table-cell>
          <table:table-cell table:number-columns-repeated="16364"/>
        </table:table-row>
        <table:table-row table:style-name="ro1">
          <table:table-cell table:number-columns-repeated="2" table:style-name="ce14"/>
          <table:table-cell office:value-type="float" office:value="451578.94736842095" table:formula="of:=[.C65]+[.D$53]" table:style-name="ce15">
            <text:p>451578.9</text:p>
          </table:table-cell>
          <table:table-cell table:style-name="ce1"/>
          <table:table-cell office:value-type="float" office:value="605263.15789473685" table:formula="of:=[.E65]-[.D65]" table:style-name="ce1">
            <text:p>605263.1579</text:p>
          </table:table-cell>
          <table:table-cell table:number-columns-repeated="3" table:style-name="ce1"/>
          <table:table-cell table:number-columns-repeated="2" table:style-name="ce14"/>
          <table:table-cell office:value-type="float" office:value="234000" table:formula="of:=[.K65]+[.L$53]" table:style-name="ce15">
            <text:p>234000.0</text:p>
          </table:table-cell>
          <table:table-cell table:number-columns-repeated="2" table:style-name="ce1"/>
          <table:table-cell office:value-type="float" office:value="65.160612526315774" table:formula="of:=[.N65]+[.O$51]" table:style-name="ce7">
            <text:p>65.161</text:p>
          </table:table-cell>
          <table:table-cell table:number-columns-repeated="2" table:style-name="ce1"/>
          <table:table-cell office:value-type="float" office:value="136000" table:formula="of:=[.Q65]-[.L$53]" table:style-name="ce1">
            <text:p>136000</text:p>
          </table:table-cell>
          <table:table-cell table:style-name="ce1"/>
          <table:table-cell office:value-type="float" office:value="3.8464107626474133" table:formula="of:=PI()*[.N66]*2100/[.Q45]" table:style-name="ce1">
            <text:p>3.846410763</text:p>
          </table:table-cell>
          <table:table-cell office:value-type="float" office:value="3.9804353092016465" table:formula="of:=PI()*[.N66]*2100/[.Q68]" table:style-name="ce1">
            <text:p>3.980435309</text:p>
          </table:table-cell>
          <table:table-cell table:number-columns-repeated="16364"/>
        </table:table-row>
        <table:table-row table:style-name="ro1">
          <table:table-cell table:number-columns-repeated="2" table:style-name="ce14"/>
          <table:table-cell office:value-type="float" office:value="482315.7894736841" table:formula="of:=[.C66]+[.D$53]" table:style-name="ce15">
            <text:p>482315.8</text:p>
          </table:table-cell>
          <table:table-cell table:style-name="ce1"/>
          <table:table-cell office:value-type="float" office:value="605263.15789473685" table:formula="of:=[.E66]-[.D66]" table:style-name="ce1">
            <text:p>605263.1579</text:p>
          </table:table-cell>
          <table:table-cell table:number-columns-repeated="3" table:style-name="ce1"/>
          <table:table-cell table:number-columns-repeated="2" table:style-name="ce14"/>
          <table:table-cell office:value-type="float" office:value="248000" table:formula="of:=[.K66]+[.L$53]" table:style-name="ce15">
            <text:p>248000.0</text:p>
          </table:table-cell>
          <table:table-cell table:number-columns-repeated="2" table:style-name="ce1"/>
          <table:table-cell office:value-type="float" office:value="69.238021894736832" table:formula="of:=[.N66]+[.O$51]" table:style-name="ce7">
            <text:p>69.238</text:p>
          </table:table-cell>
          <table:table-cell table:number-columns-repeated="2" table:style-name="ce1"/>
          <table:table-cell office:value-type="float" office:value="122000" table:formula="of:=[.Q66]-[.L$53]" table:style-name="ce1">
            <text:p>122000</text:p>
          </table:table-cell>
          <table:table-cell table:style-name="ce1"/>
          <table:table-cell office:value-type="float" office:value="4.579439991162106" table:formula="of:=PI()*[.N67]*2100/[.Q46]" table:style-name="ce1">
            <text:p>4.579439991</text:p>
          </table:table-cell>
          <table:table-cell office:value-type="float" office:value="4.8594371059632806" table:formula="of:=PI()*[.N67]*2100/[.Q69]" table:style-name="ce1">
            <text:p>4.859437106</text:p>
          </table:table-cell>
          <table:table-cell table:number-columns-repeated="16364"/>
        </table:table-row>
        <table:table-row table:style-name="ro1">
          <table:table-cell table:number-columns-repeated="2" table:style-name="ce14"/>
          <table:table-cell office:value-type="float" office:value="513052.63157894724" table:formula="of:=[.C67]+[.D$53]" table:style-name="ce15">
            <text:p>513052.6</text:p>
          </table:table-cell>
          <table:table-cell table:style-name="ce1"/>
          <table:table-cell office:value-type="float" office:value="605263.15789473685" table:formula="of:=[.E67]-[.D67]" table:style-name="ce1">
            <text:p>605263.1579</text:p>
          </table:table-cell>
          <table:table-cell table:number-columns-repeated="3" table:style-name="ce1"/>
          <table:table-cell table:number-columns-repeated="2" table:style-name="ce14"/>
          <table:table-cell office:value-type="float" office:value="262000" table:formula="of:=[.K67]+[.L$53]" table:style-name="ce15">
            <text:p>262000.0</text:p>
          </table:table-cell>
          <table:table-cell table:number-columns-repeated="2" table:style-name="ce1"/>
          <table:table-cell office:value-type="float" office:value="73.31543126315789" table:formula="of:=[.N67]+[.O$51]" table:style-name="ce7">
            <text:p>73.315</text:p>
          </table:table-cell>
          <table:table-cell table:number-columns-repeated="2" table:style-name="ce1"/>
          <table:table-cell office:value-type="float" office:value="108000" table:formula="of:=[.Q67]-[.L$53]" table:style-name="ce1">
            <text:p>108000</text:p>
          </table:table-cell>
          <table:table-cell table:style-name="ce1"/>
          <table:table-cell office:value-type="float" office:value="5.513261796159977" table:formula="of:=PI()*[.N68]*2100/[.Q47]" table:style-name="ce1">
            <text:p>5.513261796</text:p>
          </table:table-cell>
          <table:table-cell office:value-type="float" office:value="6.0460895315914875" table:formula="of:=PI()*[.N68]*2100/[.Q70]" table:style-name="ce1">
            <text:p>6.046089532</text:p>
          </table:table-cell>
          <table:table-cell table:number-columns-repeated="16364"/>
        </table:table-row>
        <table:table-row table:style-name="ro1">
          <table:table-cell table:number-columns-repeated="2" table:style-name="ce14"/>
          <table:table-cell office:value-type="float" office:value="543789.47368421045" table:formula="of:=[.C68]+[.D$53]" table:style-name="ce15">
            <text:p>543789.5</text:p>
          </table:table-cell>
          <table:table-cell table:style-name="ce1"/>
          <table:table-cell office:value-type="float" office:value="605263.15789473685" table:formula="of:=[.E68]-[.D68]" table:style-name="ce1">
            <text:p>605263.1579</text:p>
          </table:table-cell>
          <table:table-cell table:number-columns-repeated="3" table:style-name="ce1"/>
          <table:table-cell table:number-columns-repeated="2" table:style-name="ce14"/>
          <table:table-cell office:value-type="float" office:value="276000" table:formula="of:=[.K68]+[.L$53]" table:style-name="ce15">
            <text:p>276000.0</text:p>
          </table:table-cell>
          <table:table-cell table:number-columns-repeated="2" table:style-name="ce1"/>
          <table:table-cell office:value-type="float" office:value="77.392840631578949" table:formula="of:=[.N68]+[.O$51]" table:style-name="ce7">
            <text:p>77.393</text:p>
          </table:table-cell>
          <table:table-cell table:number-columns-repeated="2" table:style-name="ce1"/>
          <table:table-cell office:value-type="float" office:value="94000" table:formula="of:=[.Q68]-[.L$53]" table:style-name="ce1">
            <text:p>94000</text:p>
          </table:table-cell>
          <table:table-cell table:style-name="ce1"/>
          <table:table-cell office:value-type="float" office:value="6.7434710863253908" table:formula="of:=PI()*[.N69]*2100/[.Q48]" table:style-name="ce1">
            <text:p>6.743471086</text:p>
          </table:table-cell>
          <table:table-cell office:value-type="float" office:value="7.7361702590013559" table:formula="of:=PI()*[.N69]*2100/[.Q71]" table:style-name="ce1">
            <text:p>7.736170259</text:p>
          </table:table-cell>
          <table:table-cell table:number-columns-repeated="16364"/>
        </table:table-row>
        <table:table-row table:style-name="ro1">
          <table:table-cell table:number-columns-repeated="2" table:style-name="ce14"/>
          <table:table-cell office:value-type="float" office:value="574526.31578947359" table:formula="of:=[.C69]+[.D$53]" table:style-name="ce15">
            <text:p>574526.3</text:p>
          </table:table-cell>
          <table:table-cell table:style-name="ce1"/>
          <table:table-cell office:value-type="float" office:value="605263.15789473685" table:formula="of:=[.E69]-[.D69]" table:style-name="ce1">
            <text:p>605263.1579</text:p>
          </table:table-cell>
          <table:table-cell table:number-columns-repeated="3" table:style-name="ce1"/>
          <table:table-cell table:number-columns-repeated="2" table:style-name="ce14"/>
          <table:table-cell office:value-type="float" office:value="290000" table:formula="of:=[.K69]+[.L$53]" table:style-name="ce15">
            <text:p>290000.0</text:p>
          </table:table-cell>
          <table:table-cell table:style-name="ce1"/>
          <table:table-cell office:value-type="float" office:value="81.470249999999993" table:style-name="ce4">
            <text:p>81.470</text:p>
          </table:table-cell>
          <table:table-cell office:value-type="float" office:value="81.470250000000007" table:formula="of:=[.N69]+[.O$51]" table:style-name="ce7">
            <text:p>81.470</text:p>
          </table:table-cell>
          <table:table-cell table:number-columns-repeated="2" table:style-name="ce1"/>
          <table:table-cell office:value-type="float" office:value="80000" table:formula="of:=[.Q69]-[.L$53]" table:style-name="ce1">
            <text:p>80000</text:p>
          </table:table-cell>
          <table:table-cell table:style-name="ce1"/>
          <table:table-cell office:value-type="float" office:value="8.4377913918502436" table:formula="of:=PI()*[.N70]*2100/[.Q49]" table:style-name="ce1">
            <text:p>8.437791392</text:p>
          </table:table-cell>
          <table:table-cell office:value-type="float" office:value="10.336294455016541" table:formula="of:=PI()*[.N70]*2100/[.Q72]" table:style-name="ce1">
            <text:p>10.33629446</text:p>
          </table:table-cell>
          <table:table-cell table:number-columns-repeated="16364"/>
        </table:table-row>
        <table:table-row table:style-name="ro1">
          <table:table-cell table:number-columns-repeated="2" table:style-name="ce14"/>
          <table:table-cell office:value-type="float" office:value="605263.15789473674" table:formula="of:=[.C70]+[.D$53]" table:style-name="ce15">
            <text:p>605263.2</text:p>
          </table:table-cell>
          <table:table-cell table:style-name="ce1"/>
          <table:table-cell office:value-type="float" office:value="605263.15789473685" table:formula="of:=[.E70]-[.D70]" table:style-name="ce1">
            <text:p>605263.1579</text:p>
          </table:table-cell>
          <table:table-cell table:number-columns-repeated="3" table:style-name="ce1"/>
          <table:table-cell table:number-columns-repeated="2" table:style-name="ce14"/>
          <table:table-cell office:value-type="float" office:value="304000" table:formula="of:=[.K70]+[.L$53]" table:style-name="ce15">
            <text:p>304000.0</text:p>
          </table:table-cell>
          <table:table-cell table:number-columns-repeated="5" table:style-name="ce1"/>
          <table:table-cell office:value-type="float" office:value="66000" table:formula="of:=[.Q70]-[.L$53]" table:style-name="ce1">
            <text:p>660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v_D</text:p>
          </table:table-cell>
          <table:table-cell office:value-type="float" office:value="636000" table:style-name="ce14">
            <text:p>636000</text:p>
          </table:table-cell>
          <table:table-cell office:value-type="float" office:value="635999.99999999988" table:formula="of:=[.C71]+[.D$53]" table:style-name="ce15">
            <text:p>636000.0</text:p>
          </table:table-cell>
          <table:table-cell table:style-name="ce1"/>
          <table:table-cell office:value-type="float" office:value="605263.15789473685" table:formula="of:=[.E71]-[.D71]" table:style-name="ce1">
            <text:p>605263.1579</text:p>
          </table:table-cell>
          <table:table-cell table:number-columns-repeated="3" table:style-name="ce1"/>
          <table:table-cell office:value-type="string" table:style-name="ce14">
            <text:p>v_D</text:p>
          </table:table-cell>
          <table:table-cell office:value-type="float" office:value="318000" table:style-name="ce14">
            <text:p>318000</text:p>
          </table:table-cell>
          <table:table-cell office:value-type="float" office:value="318000" table:formula="of:=[.K71]+[.L$53]" table:style-name="ce15">
            <text:p>318000.0</text:p>
          </table:table-cell>
          <table:table-cell table:style-name="ce1"/>
          <table:table-cell office:value-type="string" table:style-name="ce1">
            <text:p>f100</text:p>
          </table:table-cell>
          <table:table-cell table:number-columns-repeated="3" table:style-name="ce1"/>
          <table:table-cell office:value-type="float" office:value="52000" table:formula="of:=[.Q71]-[.L$53]" table:style-name="ce1">
            <text:p>52000</text:p>
          </table:table-cell>
          <table:table-cell table:style-name="ce1"/>
          <table:table-cell office:value-type="string" table:style-name="ce1">
            <text:p>100 tas</text:p>
          </table:table-cell>
          <table:table-cell office:value-type="string" table:style-name="ce1">
            <text:p>eas</text:p>
          </table:table-cell>
          <table:table-cell table:number-columns-repeated="16364"/>
        </table:table-row>
        <table:table-row table:style-name="ro1">
          <table:table-cell table:number-columns-repeated="12" table:style-name="ce1"/>
          <table:table-cell office:value-type="float" office:value="3.259039" table:style-name="ce4">
            <text:p>3.259</text:p>
          </table:table-cell>
          <table:table-cell office:value-type="float" office:value="3.259039" table:style-name="ce4">
            <text:p>3.259</text:p>
          </table:table-cell>
          <table:table-cell office:value-type="float" office:value="3.6286284736842105" table:formula="of:=([.M92]-[.M73])/19" table:style-name="ce1">
            <text:p>3.628628474</text:p>
          </table:table-cell>
          <table:table-cell table:number-columns-repeated="3" table:style-name="ce1"/>
          <table:table-cell office:value-type="float" office:value="7.3633572802539432E-2" table:formula="of:=PI()*[.N73]*2100/[.Q30]" table:style-name="ce1">
            <text:p>0.073633573</text:p>
          </table:table-cell>
          <table:table-cell office:value-type="float" office:value="6.7613217793526775E-2" table:formula="of:=PI()*[.N73]*2100/[.Q53]" table:style-name="ce1">
            <text:p>0.067613218</text:p>
          </table:table-cell>
          <table:table-cell table:number-columns-repeated="16364"/>
        </table:table-row>
        <table:table-row table:style-name="ro1">
          <table:table-cell table:number-columns-repeated="13" table:style-name="ce1"/>
          <table:table-cell office:value-type="float" office:value="6.8876674736842105" table:formula="of:=[.N73]+[.O$73]" table:style-name="ce7">
            <text:p>6.888</text:p>
          </table:table-cell>
          <table:table-cell table:number-columns-repeated="4" table:style-name="ce1"/>
          <table:table-cell office:value-type="float" office:value="0.16229599354742896" table:formula="of:=PI()*[.N74]*2100/[.Q31]" table:style-name="ce1">
            <text:p>0.162295994</text:p>
          </table:table-cell>
          <table:table-cell office:value-type="float" office:value="0.1494747224505294" table:formula="of:=PI()*[.N74]*2100/[.Q54]" table:style-name="ce1">
            <text:p>0.149474722</text:p>
          </table:table-cell>
          <table:table-cell table:number-columns-repeated="16364"/>
        </table:table-row>
        <table:table-row table:style-name="ro1">
          <table:table-cell table:number-columns-repeated="13" table:style-name="ce1"/>
          <table:table-cell office:value-type="float" office:value="10.516295947368421" table:formula="of:=[.N74]+[.O$73]" table:style-name="ce7">
            <text:p>10.516</text:p>
          </table:table-cell>
          <table:table-cell table:number-columns-repeated="4" table:style-name="ce1"/>
          <table:table-cell office:value-type="float" office:value="0.25890971674589053" table:formula="of:=PI()*[.N75]*2100/[.Q32]" table:style-name="ce1">
            <text:p>0.258909717</text:p>
          </table:table-cell>
          <table:table-cell office:value-type="float" office:value="0.23924009652269096" table:formula="of:=PI()*[.N75]*2100/[.Q55]" table:style-name="ce1">
            <text:p>0.239240097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string" table:style-name="ce1">
            <text:p>00eas</text:p>
          </table:table-cell>
          <table:table-cell office:value-type="string" table:style-name="ce1">
            <text:p>25eas</text:p>
          </table:table-cell>
          <table:table-cell office:value-type="string" table:style-name="ce1">
            <text:p>50eas</text:p>
          </table:table-cell>
          <table:table-cell office:value-type="string" table:style-name="ce1">
            <text:p>100eas</text:p>
          </table:table-cell>
          <table:table-cell table:number-columns-repeated="8" table:style-name="ce1"/>
          <table:table-cell office:value-type="float" office:value="14.144924421052632" table:formula="of:=[.N75]+[.O$73]" table:style-name="ce7">
            <text:p>14.145</text:p>
          </table:table-cell>
          <table:table-cell table:number-columns-repeated="4" table:style-name="ce1"/>
          <table:table-cell office:value-type="float" office:value="0.36459457276342172" table:formula="of:=PI()*[.N76]*2100/[.Q33]" table:style-name="ce1">
            <text:p>0.364594573</text:p>
          </table:table-cell>
          <table:table-cell office:value-type="float" office:value="0.33811210274710068" table:formula="of:=PI()*[.N76]*2100/[.Q56]" table:style-name="ce1">
            <text:p>0.338112103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5.8836695621759028E-2" table:formula="of:=PI()*2100*[.B30]/[.E53]" table:style-name="ce1">
            <text:p>0.058836696</text:p>
          </table:table-cell>
          <table:table-cell office:value-type="float" office:value="4.7958939950004331E-2" table:formula="of:=PI()*2100*[.N30]/[.E53]" table:style-name="ce1">
            <text:p>0.04795894</text:p>
          </table:table-cell>
          <table:table-cell office:value-type="float" office:value="4.1487256119842705E-2" table:formula="of:=PI()*[.N51]*2100/[.E53]" table:style-name="ce1">
            <text:p>0.041487256</text:p>
          </table:table-cell>
          <table:table-cell office:value-type="float" office:value="3.3806608896763388E-2" table:formula="of:=PI()*[.N73]*2100/[.E53]" table:style-name="ce1">
            <text:p>0.033806609</text:p>
          </table:table-cell>
          <table:table-cell table:number-columns-repeated="8" table:style-name="ce1"/>
          <table:table-cell office:value-type="float" office:value="17.773552894736842" table:formula="of:=[.N76]+[.O$73]" table:style-name="ce7">
            <text:p>17.774</text:p>
          </table:table-cell>
          <table:table-cell table:number-columns-repeated="4" table:style-name="ce1"/>
          <table:table-cell office:value-type="float" office:value="0.4806910334365162" table:formula="of:=PI()*[.N77]*2100/[.Q34]" table:style-name="ce1">
            <text:p>0.480691033</text:p>
          </table:table-cell>
          <table:table-cell office:value-type="float" office:value="0.44755058291915734" table:formula="of:=PI()*[.N77]*2100/[.Q57]" table:style-name="ce1">
            <text:p>0.447550583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0.11936489482773514" table:formula="of:=PI()*2100*[.B31]/[.E54]" table:style-name="ce1">
            <text:p>0.119364895</text:p>
          </table:table-cell>
          <table:table-cell office:value-type="float" office:value="0.10163607105189276" table:formula="of:=PI()*2100*[.N31]/[.E54]" table:style-name="ce1">
            <text:p>0.101636071</text:p>
          </table:table-cell>
          <table:table-cell office:value-type="float" office:value="8.8037688671375597E-2" table:formula="of:=PI()*[.N52]*2100/[.E54]" table:style-name="ce1">
            <text:p>0.088037689</text:p>
          </table:table-cell>
          <table:table-cell office:value-type="float" office:value="7.507530407602242E-2" table:formula="of:=PI()*[.N74]*2100/[.E54]" table:style-name="ce1">
            <text:p>0.075075304</text:p>
          </table:table-cell>
          <table:table-cell table:number-columns-repeated="8" table:style-name="ce1"/>
          <table:table-cell office:value-type="float" office:value="21.402181368421051" table:formula="of:=[.N77]+[.O$73]" table:style-name="ce7">
            <text:p>21.402</text:p>
          </table:table-cell>
          <table:table-cell table:number-columns-repeated="4" table:style-name="ce1"/>
          <table:table-cell office:value-type="float" office:value="0.60881736905420047" table:formula="of:=PI()*[.N78]*2100/[.Q35]" table:style-name="ce1">
            <text:p>0.608817369</text:p>
          </table:table-cell>
          <table:table-cell office:value-type="float" office:value="0.56934502052999458" table:formula="of:=PI()*[.N78]*2100/[.Q58]" table:style-name="ce1">
            <text:p>0.569345021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0.17690521314300628" table:formula="of:=PI()*2100*[.B32]/[.E55]" table:style-name="ce1">
            <text:p>0.176905213</text:p>
          </table:table-cell>
          <table:table-cell office:value-type="float" office:value="0.15287772207284187" table:formula="of:=PI()*2100*[.N32]/[.E55]" table:style-name="ce1">
            <text:p>0.152877722</text:p>
          </table:table-cell>
          <table:table-cell office:value-type="float" office:value="0.13248129012951818" table:formula="of:=PI()*[.N53]*2100/[.E55]" table:style-name="ce1">
            <text:p>0.13248129</text:p>
          </table:table-cell>
          <table:table-cell office:value-type="float" office:value="0.11462721146435018" table:formula="of:=PI()*[.N75]*2100/[.E55]" table:style-name="ce1">
            <text:p>0.114627211</text:p>
          </table:table-cell>
          <table:table-cell table:number-columns-repeated="8" table:style-name="ce1"/>
          <table:table-cell office:value-type="float" office:value="25.03080984210526" table:formula="of:=[.N78]+[.O$73]" table:style-name="ce7">
            <text:p>25.031</text:p>
          </table:table-cell>
          <table:table-cell table:number-columns-repeated="4" table:style-name="ce1"/>
          <table:table-cell office:value-type="float" office:value="0.75094554394311031" table:formula="of:=PI()*[.N79]*2100/[.Q36]" table:style-name="ce1">
            <text:p>0.750945544</text:p>
          </table:table-cell>
          <table:table-cell office:value-type="float" office:value="0.70571315153016267" table:formula="of:=PI()*[.N79]*2100/[.Q59]" table:style-name="ce1">
            <text:p>0.705713152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0.2344455314582774" table:formula="of:=PI()*2100*[.B33]/[.E56]" table:style-name="ce1">
            <text:p>0.234445531</text:p>
          </table:table-cell>
          <table:table-cell office:value-type="float" office:value="0.20411937309379094" table:formula="of:=PI()*2100*[.N33]/[.E56]" table:style-name="ce1">
            <text:p>0.204119373</text:p>
          </table:table-cell>
          <table:table-cell office:value-type="float" office:value="0.17692489158766081" table:formula="of:=PI()*[.N54]*2100/[.E56]" table:style-name="ce1">
            <text:p>0.176924892</text:p>
          </table:table-cell>
          <table:table-cell office:value-type="float" office:value="0.1541791188526779" table:formula="of:=PI()*[.N76]*2100/[.E56]" table:style-name="ce1">
            <text:p>0.154179119</text:p>
          </table:table-cell>
          <table:table-cell table:number-columns-repeated="8" table:style-name="ce1"/>
          <table:table-cell office:value-type="float" office:value="28.659438315789469" table:formula="of:=[.N79]+[.O$73]" table:style-name="ce7">
            <text:p>28.659</text:p>
          </table:table-cell>
          <table:table-cell table:number-columns-repeated="4" table:style-name="ce1"/>
          <table:table-cell office:value-type="float" office:value="0.90950343215495888" table:formula="of:=PI()*[.N80]*2100/[.Q37]" table:style-name="ce1">
            <text:p>0.909503432</text:p>
          </table:table-cell>
          <table:table-cell office:value-type="float" office:value="0.85943722647580656" table:formula="of:=PI()*[.N80]*2100/[.Q60]" table:style-name="ce1">
            <text:p>0.859437226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29198584977354852" table:formula="of:=PI()*2100*[.B34]/[.E57]" table:style-name="ce1">
            <text:p>0.29198585</text:p>
          </table:table-cell>
          <table:table-cell office:value-type="float" office:value="0.25536102411474004" table:formula="of:=PI()*2100*[.N34]/[.E57]" table:style-name="ce1">
            <text:p>0.255361024</text:p>
          </table:table-cell>
          <table:table-cell office:value-type="float" office:value="0.22136849304580339" table:formula="of:=PI()*[.N55]*2100/[.E57]" table:style-name="ce1">
            <text:p>0.221368493</text:p>
          </table:table-cell>
          <table:table-cell office:value-type="float" office:value="0.19373102624100566" table:formula="of:=PI()*[.N77]*2100/[.E57]" table:style-name="ce1">
            <text:p>0.193731026</text:p>
          </table:table-cell>
          <table:table-cell table:number-columns-repeated="8" table:style-name="ce1"/>
          <table:table-cell office:value-type="float" office:value="32.288066789473682" table:formula="of:=[.N80]+[.O$73]" table:style-name="ce7">
            <text:p>32.288</text:p>
          </table:table-cell>
          <table:table-cell table:number-columns-repeated="4" table:style-name="ce1"/>
          <table:table-cell office:value-type="float" office:value="1.0875146554263331" table:formula="of:=PI()*[.N81]*2100/[.Q38]" table:style-name="ce1">
            <text:p>1.087514655</text:p>
          </table:table-cell>
          <table:table-cell office:value-type="float" office:value="1.034055835880082" table:formula="of:=PI()*[.N81]*2100/[.Q61]" table:style-name="ce1">
            <text:p>1.034055836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34952616808881964" table:formula="of:=PI()*2100*[.B35]/[.E58]" table:style-name="ce1">
            <text:p>0.349526168</text:p>
          </table:table-cell>
          <table:table-cell office:value-type="float" office:value="0.30660267513568912" table:formula="of:=PI()*2100*[.N35]/[.E58]" table:style-name="ce1">
            <text:p>0.306602675</text:p>
          </table:table-cell>
          <table:table-cell office:value-type="float" office:value="0.26581209450394599" table:formula="of:=PI()*[.N56]*2100/[.E58]" table:style-name="ce1">
            <text:p>0.265812095</text:p>
          </table:table-cell>
          <table:table-cell office:value-type="float" office:value="0.23328293362933342" table:formula="of:=PI()*[.N78]*2100/[.E58]" table:style-name="ce1">
            <text:p>0.233282934</text:p>
          </table:table-cell>
          <table:table-cell table:number-columns-repeated="8" table:style-name="ce1"/>
          <table:table-cell office:value-type="float" office:value="35.916695263157891" table:formula="of:=[.N81]+[.O$73]" table:style-name="ce7">
            <text:p>35.917</text:p>
          </table:table-cell>
          <table:table-cell table:number-columns-repeated="4" table:style-name="ce1"/>
          <table:table-cell office:value-type="float" office:value="1.2887932546876624" table:formula="of:=PI()*[.N82]*2100/[.Q39]" table:style-name="ce1">
            <text:p>1.288793255</text:p>
          </table:table-cell>
          <table:table-cell office:value-type="float" office:value="1.2341396591558143" table:formula="of:=PI()*[.N82]*2100/[.Q62]" table:style-name="ce1">
            <text:p>1.234139659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40706648640409071" table:formula="of:=PI()*2100*[.B36]/[.E59]" table:style-name="ce1">
            <text:p>0.407066486</text:p>
          </table:table-cell>
          <table:table-cell office:value-type="float" office:value="0.35784432615663814" table:formula="of:=PI()*2100*[.N36]/[.E59]" table:style-name="ce1">
            <text:p>0.357844326</text:p>
          </table:table-cell>
          <table:table-cell office:value-type="float" office:value="0.31025569596208863" table:formula="of:=PI()*[.N57]*2100/[.E59]" table:style-name="ce1">
            <text:p>0.310255696</text:p>
          </table:table-cell>
          <table:table-cell office:value-type="float" office:value="0.27283484101766114" table:formula="of:=PI()*[.N79]*2100/[.E59]" table:style-name="ce1">
            <text:p>0.272834841</text:p>
          </table:table-cell>
          <table:table-cell table:number-columns-repeated="8" table:style-name="ce1"/>
          <table:table-cell office:value-type="float" office:value="39.5453237368421" table:formula="of:=[.N82]+[.O$73]" table:style-name="ce7">
            <text:p>39.545</text:p>
          </table:table-cell>
          <table:table-cell table:number-columns-repeated="4" table:style-name="ce1"/>
          <table:table-cell office:value-type="float" office:value="1.518220034170346" table:formula="of:=PI()*[.N83]*2100/[.Q40]" table:style-name="ce1">
            <text:p>1.518220034</text:p>
          </table:table-cell>
          <table:table-cell office:value-type="float" office:value="1.4656973422726727" table:formula="of:=PI()*[.N83]*2100/[.Q63]" table:style-name="ce1">
            <text:p>1.465697342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46460680471936183" table:formula="of:=PI()*2100*[.B37]/[.E60]" table:style-name="ce1">
            <text:p>0.464606805</text:p>
          </table:table-cell>
          <table:table-cell office:value-type="float" office:value="0.40908597717758721" table:formula="of:=PI()*2100*[.N37]/[.E60]" table:style-name="ce1">
            <text:p>0.409085977</text:p>
          </table:table-cell>
          <table:table-cell office:value-type="float" office:value="0.35469929742023121" table:formula="of:=PI()*[.N58]*2100/[.E60]" table:style-name="ce1">
            <text:p>0.354699297</text:p>
          </table:table-cell>
          <table:table-cell office:value-type="float" office:value="0.31238674840598885" table:formula="of:=PI()*[.N80]*2100/[.E60]" table:style-name="ce1">
            <text:p>0.312386748</text:p>
          </table:table-cell>
          <table:table-cell table:number-columns-repeated="8" table:style-name="ce1"/>
          <table:table-cell office:value-type="float" office:value="43.173952210526309" table:formula="of:=[.N83]+[.O$73]" table:style-name="ce7">
            <text:p>43.174</text:p>
          </table:table-cell>
          <table:table-cell table:number-columns-repeated="4" table:style-name="ce1"/>
          <table:table-cell office:value-type="float" office:value="1.7821435593018573" table:formula="of:=PI()*[.N84]*2100/[.Q41]" table:style-name="ce1">
            <text:p>1.782143559</text:p>
          </table:table-cell>
          <table:table-cell office:value-type="float" office:value="1.7367892639704585" table:formula="of:=PI()*[.N84]*2100/[.Q64]" table:style-name="ce1">
            <text:p>1.736789264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52214712303463306" table:formula="of:=PI()*2100*[.B38]/[.E61]" table:style-name="ce1">
            <text:p>0.522147123</text:p>
          </table:table-cell>
          <table:table-cell office:value-type="float" office:value="0.46032762819853629" table:formula="of:=PI()*2100*[.N38]/[.E61]" table:style-name="ce1">
            <text:p>0.460327628</text:p>
          </table:table-cell>
          <table:table-cell office:value-type="float" office:value="0.39914289887837384" table:formula="of:=PI()*[.N59]*2100/[.E61]" table:style-name="ce1">
            <text:p>0.399142899</text:p>
          </table:table-cell>
          <table:table-cell office:value-type="float" office:value="0.3519386557943166" table:formula="of:=PI()*[.N81]*2100/[.E61]" table:style-name="ce1">
            <text:p>0.351938656</text:p>
          </table:table-cell>
          <table:table-cell table:number-columns-repeated="8" table:style-name="ce1"/>
          <table:table-cell office:value-type="float" office:value="46.802580684210518" table:formula="of:=[.N84]+[.O$73]" table:style-name="ce7">
            <text:p>46.803</text:p>
          </table:table-cell>
          <table:table-cell table:number-columns-repeated="4" table:style-name="ce1"/>
          <table:table-cell office:value-type="float" office:value="2.0889767417382559" table:formula="of:=PI()*[.N85]*2100/[.Q42]" table:style-name="ce1">
            <text:p>2.088976742</text:p>
          </table:table-cell>
          <table:table-cell office:value-type="float" office:value="2.0584850110518302" table:formula="of:=PI()*[.N85]*2100/[.Q65]" table:style-name="ce1">
            <text:p>2.058485011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57968744134990413" table:formula="of:=PI()*2100*[.B39]/[.E62]" table:style-name="ce1">
            <text:p>0.579687441</text:p>
          </table:table-cell>
          <table:table-cell office:value-type="float" office:value="0.51156927921948536" table:formula="of:=PI()*2100*[.N39]/[.E62]" table:style-name="ce1">
            <text:p>0.511569279</text:p>
          </table:table-cell>
          <table:table-cell office:value-type="float" office:value="0.44358650033651648" table:formula="of:=PI()*[.N60]*2100/[.E62]" table:style-name="ce1">
            <text:p>0.4435865</text:p>
          </table:table-cell>
          <table:table-cell office:value-type="float" office:value="0.39149056318264436" table:formula="of:=PI()*[.N82]*2100/[.E62]" table:style-name="ce1">
            <text:p>0.391490563</text:p>
          </table:table-cell>
          <table:table-cell table:number-columns-repeated="8" table:style-name="ce1"/>
          <table:table-cell office:value-type="float" office:value="50.431209157894727" table:formula="of:=[.N85]+[.O$73]" table:style-name="ce7">
            <text:p>50.431</text:p>
          </table:table-cell>
          <table:table-cell table:number-columns-repeated="4" table:style-name="ce1"/>
          <table:table-cell office:value-type="float" office:value="2.4501101571502995" table:formula="of:=PI()*[.N86]*2100/[.Q43]" table:style-name="ce1">
            <text:p>2.450110157</text:p>
          </table:table-cell>
          <table:table-cell office:value-type="float" office:value="2.4464122354734852" table:formula="of:=PI()*[.N86]*2100/[.Q66]" table:style-name="ce1">
            <text:p>2.446412235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6372277596651752" table:formula="of:=PI()*2100*[.B40]/[.E63]" table:style-name="ce1">
            <text:p>0.63722776</text:p>
          </table:table-cell>
          <table:table-cell office:value-type="float" office:value="0.56281093024043449" table:formula="of:=PI()*2100*[.N40]/[.E63]" table:style-name="ce1">
            <text:p>0.56281093</text:p>
          </table:table-cell>
          <table:table-cell office:value-type="float" office:value="0.48803010179465905" table:formula="of:=PI()*[.N61]*2100/[.E63]" table:style-name="ce1">
            <text:p>0.488030102</text:p>
          </table:table-cell>
          <table:table-cell office:value-type="float" office:value="0.43104247057097206" table:formula="of:=PI()*[.N83]*2100/[.E63]" table:style-name="ce1">
            <text:p>0.431042471</text:p>
          </table:table-cell>
          <table:table-cell table:number-columns-repeated="8" table:style-name="ce1"/>
          <table:table-cell office:value-type="float" office:value="54.059837631578937" table:formula="of:=[.N86]+[.O$73]" table:style-name="ce7">
            <text:p>54.060</text:p>
          </table:table-cell>
          <table:table-cell table:number-columns-repeated="4" table:style-name="ce1"/>
          <table:table-cell office:value-type="float" office:value="2.8813573226589235" table:formula="of:=PI()*[.N87]*2100/[.Q44]" table:style-name="ce1">
            <text:p>2.881357323</text:p>
          </table:table-cell>
          <table:table-cell office:value-type="float" office:value="2.9233719376312575" table:formula="of:=PI()*[.N87]*2100/[.Q67]" table:style-name="ce1">
            <text:p>2.923371938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69476807798044637" table:formula="of:=PI()*2100*[.B41]/[.E64]" table:style-name="ce1">
            <text:p>0.694768078</text:p>
          </table:table-cell>
          <table:table-cell office:value-type="float" office:value="0.61405258126138351" table:formula="of:=PI()*2100*[.N41]/[.E64]" table:style-name="ce1">
            <text:p>0.614052581</text:p>
          </table:table-cell>
          <table:table-cell office:value-type="float" office:value="0.53247370325280163" table:formula="of:=PI()*[.N62]*2100/[.E64]" table:style-name="ce1">
            <text:p>0.532473703</text:p>
          </table:table-cell>
          <table:table-cell office:value-type="float" office:value="0.47059437795929987" table:formula="of:=PI()*[.N84]*2100/[.E64]" table:style-name="ce1">
            <text:p>0.470594378</text:p>
          </table:table-cell>
          <table:table-cell table:number-columns-repeated="8" table:style-name="ce1"/>
          <table:table-cell office:value-type="float" office:value="57.688466105263146" table:formula="of:=[.N87]+[.O$73]" table:style-name="ce7">
            <text:p>57.688</text:p>
          </table:table-cell>
          <table:table-cell table:number-columns-repeated="4" table:style-name="ce1"/>
          <table:table-cell office:value-type="float" office:value="3.4053322752036856" table:formula="of:=PI()*[.N88]*2100/[.Q45]" table:style-name="ce1">
            <text:p>3.405332275</text:p>
          </table:table-cell>
          <table:table-cell office:value-type="float" office:value="3.5239878588669704" table:formula="of:=PI()*[.N88]*2100/[.Q68]" table:style-name="ce1">
            <text:p>3.523987859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75230839629571755" table:formula="of:=PI()*2100*[.B42]/[.E65]" table:style-name="ce1">
            <text:p>0.752308396</text:p>
          </table:table-cell>
          <table:table-cell office:value-type="float" office:value="0.66529423228233264" table:formula="of:=PI()*2100*[.N42]/[.E65]" table:style-name="ce1">
            <text:p>0.665294232</text:p>
          </table:table-cell>
          <table:table-cell office:value-type="float" office:value="0.57691730471094427" table:formula="of:=PI()*[.N63]*2100/[.E65]" table:style-name="ce1">
            <text:p>0.576917305</text:p>
          </table:table-cell>
          <table:table-cell office:value-type="float" office:value="0.51014628534762751" table:formula="of:=PI()*[.N85]*2100/[.E65]" table:style-name="ce1">
            <text:p>0.510146285</text:p>
          </table:table-cell>
          <table:table-cell table:number-columns-repeated="8" table:style-name="ce1"/>
          <table:table-cell office:value-type="float" office:value="61.317094578947355" table:formula="of:=[.N88]+[.O$73]" table:style-name="ce7">
            <text:p>61.317</text:p>
          </table:table-cell>
          <table:table-cell table:number-columns-repeated="4" table:style-name="ce1"/>
          <table:table-cell office:value-type="float" office:value="4.055545600127056" table:formula="of:=PI()*[.N89]*2100/[.Q46]" table:style-name="ce1">
            <text:p>4.0555456</text:p>
          </table:table-cell>
          <table:table-cell office:value-type="float" office:value="4.3035106502580032" table:formula="of:=PI()*[.N89]*2100/[.Q69]" table:style-name="ce1">
            <text:p>4.30351065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80984871461098873" table:formula="of:=PI()*2100*[.B43]/[.E66]" table:style-name="ce1">
            <text:p>0.809848715</text:p>
          </table:table-cell>
          <table:table-cell office:value-type="float" office:value="0.71653588330328177" table:formula="of:=PI()*2100*[.N43]/[.E66]" table:style-name="ce1">
            <text:p>0.716535883</text:p>
          </table:table-cell>
          <table:table-cell office:value-type="float" office:value="0.6213609061690869" table:formula="of:=PI()*[.N64]*2100/[.E66]" table:style-name="ce1">
            <text:p>0.621360906</text:p>
          </table:table-cell>
          <table:table-cell office:value-type="float" office:value="0.54969819273595522" table:formula="of:=PI()*[.N86]*2100/[.E66]" table:style-name="ce1">
            <text:p>0.549698193</text:p>
          </table:table-cell>
          <table:table-cell table:number-columns-repeated="8" table:style-name="ce1"/>
          <table:table-cell office:value-type="float" office:value="64.945723052631564" table:formula="of:=[.N89]+[.O$73]" table:style-name="ce7">
            <text:p>64.946</text:p>
          </table:table-cell>
          <table:table-cell table:number-columns-repeated="4" table:style-name="ce1"/>
          <table:table-cell office:value-type="float" office:value="4.88386643249539" table:formula="of:=PI()*[.N90]*2100/[.Q47]" table:style-name="ce1">
            <text:p>4.883866432</text:p>
          </table:table-cell>
          <table:table-cell office:value-type="float" office:value="5.3558664186358955" table:formula="of:=PI()*[.N90]*2100/[.Q70]" table:style-name="ce1">
            <text:p>5.355866419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86738903292625991" table:formula="of:=PI()*2100*[.B44]/[.E67]" table:style-name="ce1">
            <text:p>0.867389033</text:p>
          </table:table-cell>
          <table:table-cell office:value-type="float" office:value="0.76777753432423101" table:formula="of:=PI()*2100*[.N44]/[.E67]" table:style-name="ce1">
            <text:p>0.767777534</text:p>
          </table:table-cell>
          <table:table-cell office:value-type="float" office:value="0.66580450762722942" table:formula="of:=PI()*[.N65]*2100/[.E67]" table:style-name="ce1">
            <text:p>0.665804508</text:p>
          </table:table-cell>
          <table:table-cell office:value-type="float" office:value="0.58925010012428303" table:formula="of:=PI()*[.N87]*2100/[.E67]" table:style-name="ce1">
            <text:p>0.5892501</text:p>
          </table:table-cell>
          <table:table-cell table:number-columns-repeated="8" table:style-name="ce1"/>
          <table:table-cell office:value-type="float" office:value="68.57435152631578" table:formula="of:=[.N90]+[.O$73]" table:style-name="ce7">
            <text:p>68.574</text:p>
          </table:table-cell>
          <table:table-cell table:number-columns-repeated="4" table:style-name="ce1"/>
          <table:table-cell office:value-type="float" office:value="5.9750895949481002" table:formula="of:=PI()*[.N91]*2100/[.Q48]" table:style-name="ce1">
            <text:p>5.975089595</text:p>
          </table:table-cell>
          <table:table-cell office:value-type="float" office:value="6.8546761493559254" table:formula="of:=PI()*[.N91]*2100/[.Q71]" table:style-name="ce1">
            <text:p>6.854676149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92492935124153108" table:formula="of:=PI()*2100*[.B45]/[.E68]" table:style-name="ce1">
            <text:p>0.924929351</text:p>
          </table:table-cell>
          <table:table-cell office:value-type="float" office:value="0.81901918534518015" table:formula="of:=PI()*2100*[.N45]/[.E68]" table:style-name="ce1">
            <text:p>0.819019185</text:p>
          </table:table-cell>
          <table:table-cell office:value-type="float" office:value="0.71024810908537206" table:formula="of:=PI()*[.N66]*2100/[.E68]" table:style-name="ce1">
            <text:p>0.710248109</text:p>
          </table:table-cell>
          <table:table-cell office:value-type="float" office:value="0.62880200751261073" table:formula="of:=PI()*[.N88]*2100/[.E68]" table:style-name="ce1">
            <text:p>0.628802008</text:p>
          </table:table-cell>
          <table:table-cell table:number-columns-repeated="7" table:style-name="ce1"/>
          <table:table-cell office:value-type="float" office:value="72.202979999999997" table:style-name="ce4">
            <text:p>72.203</text:p>
          </table:table-cell>
          <table:table-cell office:value-type="float" office:value="72.202979999999997" table:formula="of:=[.N91]+[.O$73]" table:style-name="ce7">
            <text:p>72.203</text:p>
          </table:table-cell>
          <table:table-cell table:number-columns-repeated="4" table:style-name="ce1"/>
          <table:table-cell office:value-type="float" office:value="7.4779896110535482" table:formula="of:=PI()*[.N92]*2100/[.Q49]" table:style-name="ce1">
            <text:p>7.477989611</text:p>
          </table:table-cell>
          <table:table-cell office:value-type="float" office:value="9.1605372735405872" table:formula="of:=PI()*[.N92]*2100/[.Q72]" table:style-name="ce1">
            <text:p>9.160537274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98246966955680226" table:formula="of:=PI()*2100*[.B46]/[.E69]" table:style-name="ce1">
            <text:p>0.98246967</text:p>
          </table:table-cell>
          <table:table-cell office:value-type="float" office:value="0.87026083636612928" table:formula="of:=PI()*2100*[.N46]/[.E69]" table:style-name="ce1">
            <text:p>0.870260836</text:p>
          </table:table-cell>
          <table:table-cell office:value-type="float" office:value="0.75469171054351469" table:formula="of:=PI()*[.N67]*2100/[.E69]" table:style-name="ce1">
            <text:p>0.754691711</text:p>
          </table:table-cell>
          <table:table-cell office:value-type="float" office:value="0.66835391490093854" table:formula="of:=PI()*[.N89]*2100/[.E69]" table:style-name="ce1">
            <text:p>0.66835391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.0400099878720734" table:formula="of:=PI()*2100*[.B47]/[.E70]" table:style-name="ce1">
            <text:p>1.040009988</text:p>
          </table:table-cell>
          <table:table-cell office:value-type="float" office:value="0.92150248738707841" table:formula="of:=PI()*2100*[.N47]/[.E70]" table:style-name="ce1">
            <text:p>0.921502487</text:p>
          </table:table-cell>
          <table:table-cell office:value-type="float" office:value="0.79913531200165744" table:formula="of:=PI()*[.N68]*2100/[.E70]" table:style-name="ce1">
            <text:p>0.799135312</text:p>
          </table:table-cell>
          <table:table-cell office:value-type="float" office:value="0.70790582228926613" table:formula="of:=PI()*[.N90]*2100/[.E70]" table:style-name="ce1">
            <text:p>0.70790582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.0975503061873446" table:formula="of:=PI()*2100*[.B48]/[.E71]" table:style-name="ce1">
            <text:p>1.097550306</text:p>
          </table:table-cell>
          <table:table-cell office:value-type="float" office:value="0.97274413840802765" table:formula="of:=PI()*2100*[.N48]/[.E71]" table:style-name="ce1">
            <text:p>0.972744138</text:p>
          </table:table-cell>
          <table:table-cell office:value-type="float" office:value="0.84357891345980007" table:formula="of:=PI()*[.N69]*2100/[.E71]" table:style-name="ce1">
            <text:p>0.843578913</text:p>
          </table:table-cell>
          <table:table-cell office:value-type="float" office:value="0.74745772967759394" table:formula="of:=PI()*[.N91]*2100/[.E71]" table:style-name="ce1">
            <text:p>0.7474577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.1550906245026158" table:formula="of:=PI()*2100*[.B49]/[.E72]" table:style-name="ce1">
            <text:p>1.155090625</text:p>
          </table:table-cell>
          <table:table-cell office:value-type="float" office:value="1.0239857894289768" table:formula="of:=PI()*2100*[.N49]/[.E72]" table:style-name="ce1">
            <text:p>1.023985789</text:p>
          </table:table-cell>
          <table:table-cell office:value-type="float" office:value="0.88802251491794271" table:formula="of:=PI()*[.N70]*2100/[.E72]" table:style-name="ce1">
            <text:p>0.888022515</text:p>
          </table:table-cell>
          <table:table-cell office:value-type="float" office:value="0.78700963706592186" table:formula="of:=PI()*[.N92]*2100/[.E72]" table:style-name="ce1">
            <text:p>0.787009637</text:p>
          </table:table-cell>
          <table:table-cell table:number-columns-repeated="16379" table:style-name="ce1"/>
        </table:table-row>
        <table:table-row table:number-rows-repeated="104848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JetBrains Mono" svg:font-family="&quot;JetBrains Mono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8">
      <number:number number:decimal-places="3" number:min-decimal-places="3" number:min-integer-digits="1"/>
    </number:number-style>
    <number:number-style style:name="N46">
      <number:number number:decimal-places="1" number:min-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KUHOON Kwon</meta:initial-creator>
    <dc:creator>KUHOON Kwon</dc:creator>
    <meta:creation-date>2023-02-20T01:55:27Z</meta:creation-date>
    <dc:date>2023-02-22T01:45:51Z</dc:date>
    <meta:editing-duration>PT0S</meta:editing-duration>
  </office:meta>
</office:document-meta>
</file>